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4500000023B607FD35553C81C2.png" manifest:media-type="image/png"/>
  <manifest:file-entry manifest:full-path="Pictures/100001B0000007D0000003E8533509670E636464.emf" manifest:media-type="image/x-em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List_20_Paragraph">
      <style:paragraph-properties fo:margin-left="0.9902in" fo:margin-right="0in" fo:text-indent="0in" style:auto-text-indent="false"/>
    </style:style>
    <style:style style:name="P2" style:family="paragraph" style:parent-style-name="Standard">
      <style:paragraph-properties fo:margin-top="0.0791in" fo:margin-bottom="0.0791in" loext:contextual-spacing="false" fo:line-height="150%"/>
    </style:style>
    <style:style style:name="P3" style:family="paragraph" style:parent-style-name="Standard">
      <loext:graphic-properties draw:fill="solid" draw:fill-color="#ffc000"/>
      <style:paragraph-properties fo:margin-top="0.0791in" fo:margin-bottom="0.0791in" loext:contextual-spacing="false" fo:line-height="150%" fo:background-color="#ffc000"/>
    </style:style>
    <style:style style:name="P4" style:family="paragraph" style:parent-style-name="Standard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5" style:family="paragraph" style:parent-style-name="Standard">
      <style:paragraph-properties fo:margin-top="0.0791in" fo:margin-bottom="0.0791in" loext:contextual-spacing="false" fo:line-height="150%"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top="0.0791in" fo:margin-bottom="0.0791in" loext:contextual-spacing="false" fo:line-height="150%"/>
      <style:text-properties fo:background-color="#ffff00"/>
    </style:style>
    <style:style style:name="P7" style:family="paragraph" style:parent-style-name="Standard">
      <style:paragraph-properties fo:margin-left="0.75in" fo:margin-right="0in" fo:margin-top="0.0791in" fo:margin-bottom="0.0791in" loext:contextual-spacing="false" fo:line-height="150%" fo:text-indent="0in" style:auto-text-indent="false"/>
    </style:style>
    <style:style style:name="P8" style:family="paragraph" style:parent-style-name="Standard">
      <style:paragraph-properties fo:margin-left="0.75in" fo:margin-right="0in" fo:margin-top="0.0791in" fo:margin-bottom="0.0791in" loext:contextual-spacing="false" fo:line-height="150%" fo:text-indent="0in" style:auto-text-indent="false"/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1.7346in" fo:margin-right="0in" fo:margin-top="0.0791in" fo:margin-bottom="0.0791in" loext:contextual-spacing="false" fo:line-height="150%" fo:text-indent="0in" style:auto-text-indent="false"/>
    </style:style>
    <style:style style:name="P10" style:family="paragraph" style:parent-style-name="Standard">
      <style:paragraph-properties fo:margin-left="1.7346in" fo:margin-right="0in" fo:margin-top="0.0791in" fo:margin-bottom="0.0791in" loext:contextual-spacing="false" fo:line-height="150%" fo:text-indent="0in" style:auto-text-indent="false"/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1.4846in" fo:margin-right="0in" fo:margin-top="0.0791in" fo:margin-bottom="0.0791in" loext:contextual-spacing="false" fo:line-height="150%" fo:text-indent="0in" style:auto-text-indent="false"/>
      <style:text-properties fo:font-weight="bold" style:font-weight-asian="bold" style:font-weight-complex="bold"/>
    </style:style>
    <style:style style:name="P12" style:family="paragraph" style:parent-style-name="Standard">
      <style:paragraph-properties fo:margin-left="1.25in" fo:margin-right="0in" fo:margin-top="0.0791in" fo:margin-bottom="0.0791in" loext:contextual-spacing="false" fo:line-height="150%" fo:text-indent="0in" style:auto-text-indent="false"/>
      <style:text-properties fo:font-weight="bold" fo:background-color="#ff0000" style:font-weight-asian="bold" style:font-weight-complex="bold"/>
    </style:style>
    <style:style style:name="P13" style:family="paragraph" style:parent-style-name="Standard">
      <style:paragraph-properties fo:margin-left="1.25in" fo:margin-right="0in" fo:margin-top="0.0791in" fo:margin-bottom="0.0791in" loext:contextual-spacing="false" fo:line-height="150%" fo:text-indent="0in" style:auto-text-indent="false"/>
      <style:text-properties fo:font-weight="bold" fo:background-color="#ffff00" style:font-weight-asian="bold" style:font-weight-complex="bold"/>
    </style:style>
    <style:style style:name="P14" style:family="paragraph" style:parent-style-name="Standard">
      <style:paragraph-properties fo:margin-left="1.25in" fo:margin-right="0in" fo:margin-top="0.0791in" fo:margin-bottom="0.0791in" loext:contextual-spacing="false" fo:line-height="150%" fo:text-indent="0in" style:auto-text-indent="false"/>
      <style:text-properties fo:font-weight="bold" style:font-weight-asian="bold" style:font-weight-complex="bold"/>
    </style:style>
    <style:style style:name="P15" style:family="paragraph" style:parent-style-name="Standard">
      <style:paragraph-properties fo:margin-left="1.5in" fo:margin-right="0in" fo:margin-top="0.0791in" fo:margin-bottom="0.0791in" loext:contextual-spacing="false" fo:line-height="150%" fo:text-indent="0in" style:auto-text-indent="false"/>
      <style:text-properties fo:font-weight="bold" style:font-weight-asian="bold" style:font-weight-complex="bold"/>
    </style:style>
    <style:style style:name="P16" style:family="paragraph" style:parent-style-name="Standard">
      <style:paragraph-properties fo:margin-left="0.5in" fo:margin-right="0in" fo:margin-top="0.0791in" fo:margin-bottom="0.0791in" loext:contextual-spacing="false" fo:line-height="150%" fo:text-indent="0in" style:auto-text-indent="false"/>
      <style:text-properties fo:font-weight="bold" style:font-weight-asian="bold" style:font-weight-complex="bold"/>
    </style:style>
    <style:style style:name="P17" style:family="paragraph" style:parent-style-name="Standard">
      <style:paragraph-properties fo:margin-left="0.5in" fo:margin-right="0in" fo:margin-top="0.0791in" fo:margin-bottom="0.0791in" loext:contextual-spacing="false" fo:line-height="150%" fo:text-indent="0in" style:auto-text-indent="false"/>
    </style:style>
    <style:style style:name="P18" style:family="paragraph" style:parent-style-name="List_20_Paragraph" style:list-style-name="WWNum25">
      <style:paragraph-properties fo:margin-left="0.9902in" fo:margin-right="0in" fo:text-indent="-0.25in" style:auto-text-indent="false"/>
    </style:style>
    <style:style style:name="P19" style:family="paragraph" style:parent-style-name="Standard" style:master-page-name="Standard">
      <style:paragraph-properties fo:margin-top="0.0791in" fo:margin-bottom="0.0791in" loext:contextual-spacing="false" fo:line-height="150%" fo:text-align="center" style:justify-single-word="false" style:page-number="auto"/>
    </style:style>
    <style:style style:name="P20" style:family="paragraph" style:parent-style-name="Standard" style:list-style-name="WWNum2">
      <style:paragraph-properties fo:margin-top="0.0791in" fo:margin-bottom="0.0791in" loext:contextual-spacing="false" fo:line-height="150%"/>
    </style:style>
    <style:style style:name="P21" style:family="paragraph" style:parent-style-name="Standard" style:list-style-name="WWNum3">
      <style:paragraph-properties fo:margin-top="0.0791in" fo:margin-bottom="0.0791in" loext:contextual-spacing="false" fo:line-height="150%"/>
    </style:style>
    <style:style style:name="P22" style:family="paragraph" style:parent-style-name="Standard" style:list-style-name="WWNum4">
      <style:paragraph-properties fo:margin-top="0.0791in" fo:margin-bottom="0.0791in" loext:contextual-spacing="false" fo:line-height="150%"/>
    </style:style>
    <style:style style:name="P23" style:family="paragraph" style:parent-style-name="Standard" style:list-style-name="WWNum8">
      <style:paragraph-properties fo:margin-top="0.0791in" fo:margin-bottom="0.0791in" loext:contextual-spacing="false" fo:line-height="150%"/>
    </style:style>
    <style:style style:name="P24" style:family="paragraph" style:parent-style-name="Standard" style:list-style-name="WWNum11">
      <style:paragraph-properties fo:margin-top="0.0791in" fo:margin-bottom="0.0791in" loext:contextual-spacing="false" fo:line-height="150%"/>
    </style:style>
    <style:style style:name="P25" style:family="paragraph" style:parent-style-name="Standard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26" style:family="paragraph" style:parent-style-name="Standard" style:list-style-name="WWNum1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27" style:family="paragraph" style:parent-style-name="Standard" style:list-style-name="WWNum4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28" style:family="paragraph" style:parent-style-name="Standard" style:list-style-name="WWNum6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29" style:family="paragraph" style:parent-style-name="Standard" style:list-style-name="WWNum7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30" style:family="paragraph" style:parent-style-name="Standard" style:list-style-name="WWNum8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31" style:family="paragraph" style:parent-style-name="Standard" style:list-style-name="WWNum10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32" style:family="paragraph" style:parent-style-name="Standard" style:list-style-name="WWNum11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33" style:family="paragraph" style:parent-style-name="Standard" style:list-style-name="WWNum11">
      <style:paragraph-properties fo:margin-top="0.0791in" fo:margin-bottom="0.0791in" loext:contextual-spacing="false" fo:line-height="150%"/>
      <style:text-properties fo:font-weight="bold" officeooo:paragraph-rsid="0008a4a6" style:font-weight-asian="bold" style:font-weight-complex="bold"/>
    </style:style>
    <style:style style:name="P34" style:family="paragraph" style:parent-style-name="Standard" style:list-style-name="WWNum12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35" style:family="paragraph" style:parent-style-name="Standard" style:list-style-name="WWNum13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36" style:family="paragraph" style:parent-style-name="Standard" style:list-style-name="WWNum18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37" style:family="paragraph" style:parent-style-name="Standard" style:list-style-name="WWNum19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38" style:family="paragraph" style:parent-style-name="Standard">
      <style:paragraph-properties fo:margin-top="0.0791in" fo:margin-bottom="0.0791in" loext:contextual-spacing="false" fo:line-height="150%"/>
      <style:text-properties fo:font-weight="bold" fo:background-color="#ffff00" style:font-weight-asian="bold" style:font-weight-complex="bold"/>
    </style:style>
    <style:style style:name="P39" style:family="paragraph" style:parent-style-name="Standard" style:list-style-name="WWNum11">
      <style:paragraph-properties fo:margin-top="0.0791in" fo:margin-bottom="0.0791in" loext:contextual-spacing="false" fo:line-height="150%"/>
      <style:text-properties fo:font-weight="bold" fo:background-color="#ffff00" style:font-weight-asian="bold" style:font-weight-complex="bold"/>
    </style:style>
    <style:style style:name="P40" style:family="paragraph" style:parent-style-name="Standard" style:list-style-name="WWNum14">
      <style:paragraph-properties fo:margin-top="0.0791in" fo:margin-bottom="0.0791in" loext:contextual-spacing="false" fo:line-height="150%"/>
      <style:text-properties fo:font-weight="bold" fo:background-color="#ffff00" style:font-weight-asian="bold" style:font-weight-complex="bold"/>
    </style:style>
    <style:style style:name="P41" style:family="paragraph" style:parent-style-name="Standard" style:list-style-name="WWNum15">
      <style:paragraph-properties fo:margin-top="0.0791in" fo:margin-bottom="0.0791in" loext:contextual-spacing="false" fo:line-height="150%"/>
      <style:text-properties fo:font-weight="bold" fo:background-color="#ffff00" style:font-weight-asian="bold" style:font-weight-complex="bold"/>
    </style:style>
    <style:style style:name="P42" style:family="paragraph" style:parent-style-name="Standard" style:list-style-name="WWNum16">
      <style:paragraph-properties fo:margin-top="0.0791in" fo:margin-bottom="0.0791in" loext:contextual-spacing="false" fo:line-height="150%"/>
      <style:text-properties fo:font-weight="bold" fo:background-color="#ffff00" style:font-weight-asian="bold" style:font-weight-complex="bold"/>
    </style:style>
    <style:style style:name="P43" style:family="paragraph" style:parent-style-name="Standard" style:list-style-name="WWNum17">
      <style:paragraph-properties fo:margin-top="0.0791in" fo:margin-bottom="0.0791in" loext:contextual-spacing="false" fo:line-height="150%"/>
      <style:text-properties fo:font-weight="bold" fo:background-color="#ffff00" style:font-weight-asian="bold" style:font-weight-complex="bold"/>
    </style:style>
    <style:style style:name="P44" style:family="paragraph" style:parent-style-name="Standard" style:list-style-name="WWNum20">
      <style:paragraph-properties fo:margin-top="0.0791in" fo:margin-bottom="0.0791in" loext:contextual-spacing="false" fo:line-height="150%"/>
      <style:text-properties fo:font-weight="bold" fo:background-color="#ffff00" style:font-weight-asian="bold" style:font-weight-complex="bold"/>
    </style:style>
    <style:style style:name="P45" style:family="paragraph" style:parent-style-name="Standard" style:list-style-name="WWNum21">
      <style:paragraph-properties fo:margin-top="0.0791in" fo:margin-bottom="0.0791in" loext:contextual-spacing="false" fo:line-height="150%"/>
      <style:text-properties fo:font-weight="bold" fo:background-color="#ffff00" style:font-weight-asian="bold" style:font-weight-complex="bold"/>
    </style:style>
    <style:style style:name="P46" style:family="paragraph" style:parent-style-name="Standard" style:list-style-name="WWNum22">
      <style:paragraph-properties fo:margin-top="0.0791in" fo:margin-bottom="0.0791in" loext:contextual-spacing="false" fo:line-height="150%"/>
      <style:text-properties fo:font-weight="bold" fo:background-color="#ffff00" style:font-weight-asian="bold" style:font-weight-complex="bold"/>
    </style:style>
    <style:style style:name="P47" style:family="paragraph" style:parent-style-name="Standard" style:list-style-name="WWNum23">
      <style:paragraph-properties fo:margin-top="0.0791in" fo:margin-bottom="0.0791in" loext:contextual-spacing="false" fo:line-height="150%"/>
      <style:text-properties fo:font-weight="bold" fo:background-color="#ffff00" style:font-weight-asian="bold" style:font-weight-complex="bold"/>
    </style:style>
    <style:style style:name="P48" style:family="paragraph" style:parent-style-name="Standard">
      <style:paragraph-properties fo:margin-left="0.5in" fo:margin-right="0in" fo:margin-top="0.0791in" fo:margin-bottom="0.0791in" loext:contextual-spacing="false" fo:line-height="150%" fo:text-indent="0in" style:auto-text-indent="false"/>
      <style:text-properties fo:font-weight="bold" style:font-weight-asian="bold" style:font-weight-complex="bold"/>
    </style:style>
    <style:style style:name="P49" style:family="paragraph" style:parent-style-name="Standard">
      <style:paragraph-properties fo:margin-left="0.75in" fo:margin-right="0in" fo:margin-top="0.0791in" fo:margin-bottom="0.0791in" loext:contextual-spacing="false" fo:line-height="150%" fo:text-indent="0in" style:auto-text-indent="false"/>
      <style:text-properties fo:font-weight="bold" style:font-weight-asian="bold" style:font-weight-complex="bold"/>
    </style:style>
    <style:style style:name="P50" style:family="paragraph" style:parent-style-name="Standard">
      <style:paragraph-properties fo:margin-left="1.25in" fo:margin-right="0in" fo:margin-top="0.0791in" fo:margin-bottom="0.0791in" loext:contextual-spacing="false" fo:line-height="150%" fo:text-indent="0in" style:auto-text-indent="false"/>
      <style:text-properties fo:font-weight="bold" style:font-weight-asian="bold" style:font-weight-complex="bold"/>
    </style:style>
    <style:style style:name="P51" style:family="paragraph">
      <style:paragraph-properties fo:text-align="center"/>
    </style:style>
    <style:style style:name="P52" style:family="paragraph">
      <loext:graphic-properties draw:fill="solid" draw:fill-color="#729fcf"/>
      <style:paragraph-properties fo:text-align="center" style:writing-mode="lr-tb"/>
    </style:style>
    <style:style style:name="P53" style:family="paragraph">
      <loext:graphic-properties draw:fill="solid" draw:fill-color="#ffffff"/>
    </style:style>
    <style:style style:name="P54" style:family="paragraph">
      <loext:graphic-properties draw:fill="none"/>
    </style:style>
    <style:style style:name="P55" style:family="paragraph">
      <style:paragraph-properties fo:text-align="center" style:writing-mode="lr-tb"/>
    </style:style>
    <style:style style:name="P56" style:family="paragraph">
      <loext:graphic-properties draw:fill="none"/>
      <style:paragraph-properties fo:text-align="center" style:writing-mode="lr-tb"/>
    </style:style>
    <style:style style:name="P57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9b64" style:font-weight-asian="bold" style:font-weight-complex="bold"/>
    </style:style>
    <style:style style:name="T3" style:family="text">
      <style:text-properties fo:font-weight="bold" fo:background-color="#ffff00" loext:char-shading-value="0" style:font-weight-asian="bold" style:font-weight-complex="bold"/>
    </style:style>
    <style:style style:name="T4" style:family="text">
      <style:text-properties fo:font-weight="bold" fo:background-color="#ff0000" loext:char-shading-value="0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officeooo:rsid="0008a4a6"/>
    </style:style>
    <style:style style:name="T7" style:family="text">
      <style:text-properties officeooo:rsid="000c3c28"/>
    </style:style>
    <style:style style:name="T8" style:family="text">
      <style:text-properties officeooo:rsid="000f9b64"/>
    </style:style>
    <style:style style:name="T9" style:family="text">
      <style:text-properties style:font-name="Liberation Sans" fo:font-size="18pt" style:font-name-asian="Noto Sans CJK SC"/>
    </style:style>
    <style:style style:name="T10" style:family="text">
      <style:text-properties fo:color="#0a3c54" style:font-name="Calibri" fo:font-size="10pt" fo:font-weight="bold" style:font-name-asian="Calibri1" style:font-name-complex="Calibri1"/>
    </style:style>
    <style:style style:name="gr1" style:family="graphic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in" svg:stroke-color="#3465a4" draw:stroke-linejoin="round" svg:stroke-linecap="butt" draw:fill="solid" draw:fill-color="#729fcf" draw:textarea-horizontal-align="center" draw:textarea-vertical-align="top" draw:auto-grow-height="false" fo:padding-top="0.05in" fo:padding-bottom="0.05in" fo:padding-left="0.1in" fo:padding-right="0.1in" style:run-through="background"/>
      <style:paragraph-properties style:writing-mode="lr-tb"/>
    </style:style>
    <style:style style:name="gr3" style:family="graphic">
      <style:graphic-properties style:run-through="background"/>
    </style:style>
    <style:style style:name="gr4" style:family="graphic">
      <style:graphic-properties draw:stroke="none" svg:stroke-width="0in" draw:fill="solid" draw:fill-color="#ffffff" draw:textarea-vertical-align="top" draw:auto-grow-height="false" fo:min-height="0.0126in" fo:min-width="0.0035in" style:run-through="background"/>
    </style:style>
    <style:style style:name="gr5" style:family="graphic">
      <style:graphic-properties draw:stroke="solid" svg:stroke-width="0.0102in" svg:stroke-color="#000000" draw:stroke-linejoin="round" svg:stroke-linecap="round" draw:fill="none" draw:textarea-vertical-align="top" draw:auto-grow-height="false" fo:min-height="0.0028in" fo:min-width="0in" fo:padding-top="0.0047in" fo:padding-bottom="0.0047in" fo:padding-left="0.0047in" fo:padding-right="0.0047in" style:run-through="background"/>
    </style:style>
    <style:style style:name="gr6" style:family="graphic">
      <style:graphic-properties draw:stroke="none" svg:stroke-width="0in" draw:fill="none" draw:textarea-vertical-align="top" draw:auto-grow-height="false" fo:min-height="0.4846in" fo:min-width="0.2638in" fo:padding-top="0.05in" fo:padding-bottom="0.05in" fo:padding-left="0.1in" fo:padding-right="0.1in" style:run-through="background"/>
      <style:paragraph-properties style:writing-mode="lr-tb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/>
    </style:style>
    <style:style style:name="gr8" style:family="graphic">
      <style:graphic-properties draw:stroke="none" svg:stroke-width="0in" draw:fill="solid" draw:fill-color="#ffffff" draw:textarea-vertical-align="top" draw:auto-grow-height="false" fo:min-height="0in" fo:min-width="0in" style:run-through="background"/>
    </style:style>
    <style:style style:name="gr9" style:family="graphic">
      <style:graphic-properties draw:stroke="solid" svg:stroke-width="0.0102in" svg:stroke-color="#000000" draw:stroke-linejoin="round" svg:stroke-linecap="round" draw:fill="none" draw:textarea-vertical-align="top" draw:auto-grow-height="false" fo:min-height="0in" fo:min-width="0in" fo:padding-top="0.0047in" fo:padding-bottom="0.0047in" fo:padding-left="0.0047in" fo:padding-right="0.0047in" style:run-through="background"/>
    </style:style>
    <style:style style:name="gr10" style:family="graphic">
      <style:graphic-properties draw:stroke="none" svg:stroke-width="0in" draw:fill="none" draw:textarea-vertical-align="top" draw:auto-grow-height="false" fo:min-height="0in" fo:min-width="0in" fo:padding-top="0.05in" fo:padding-bottom="0.05in" fo:padding-left="0.1in" fo:padding-right="0.1in" style:run-through="background"/>
      <style:paragraph-properties style:writing-mode="lr-tb"/>
    </style:style>
    <style:style style:name="gr11" style:family="graphic">
      <style:graphic-properties draw:stroke="solid" svg:stroke-width="0in" svg:stroke-color="#3465a4" draw:stroke-linejoin="round" svg:stroke-linecap="butt" draw:fill="solid" draw:fill-color="#729fcf" draw:textarea-vertical-align="top" draw:auto-grow-height="false" fo:min-height="0.6898in" fo:padding-top="0.05in" fo:padding-bottom="0.05in" fo:padding-left="0.1in" fo:padding-right="0.1in" style:run-through="background"/>
      <style:paragraph-properties style:writing-mode="lr-tb"/>
    </style:style>
    <style:style style:name="gr12" style:family="graphic">
      <style:graphic-properties draw:stroke="none" svg:stroke-width="0in" draw:fill="none" draw:textarea-vertical-align="top" draw:auto-grow-height="false" fo:min-height="0.4854in" fo:min-width="0.2654in" fo:padding-top="0.05in" fo:padding-bottom="0.05in" fo:padding-left="0.1in" fo:padding-right="0.1in" style:run-through="background"/>
      <style:paragraph-properties style:writing-mode="lr-tb"/>
    </style:style>
    <style:style style:name="gr13" style:family="graphic">
      <style:graphic-properties draw:stroke="none" svg:stroke-width="0in" draw:fill="solid" draw:fill-color="#ffffff" draw:textarea-vertical-align="top" draw:auto-grow-height="false" fo:min-height="272.5811in" fo:min-width="66.0866in" style:run-through="background"/>
    </style:style>
    <style:style style:name="gr14" style:family="graphic">
      <style:graphic-properties draw:stroke="solid" svg:stroke-width="0.0102in" svg:stroke-color="#000000" draw:stroke-linejoin="round" svg:stroke-linecap="round" draw:fill="none" draw:textarea-vertical-align="top" draw:auto-grow-height="false" fo:min-height="272.5717in" fo:min-width="66.0772in" fo:padding-top="0.0047in" fo:padding-bottom="0.0047in" fo:padding-left="0.0047in" fo:padding-right="0.0047in" style:run-through="background"/>
    </style:style>
    <style:style style:name="gr15" style:family="graphic">
      <style:graphic-properties draw:stroke="none" svg:stroke-width="0in" draw:fill="none" draw:textarea-vertical-align="top" draw:auto-grow-height="false" fo:min-height="0.4846in" fo:min-width="0.3638in" fo:padding-top="0.05in" fo:padding-bottom="0.05in" fo:padding-left="0.1in" fo:padding-right="0.1in" style:run-through="background"/>
      <style:paragraph-properties style:writing-mode="lr-tb"/>
    </style:style>
    <style:style style:name="gr16" style:family="graphic">
      <style:graphic-properties draw:stroke="solid" svg:stroke-width="0in" svg:stroke-color="#3465a4" draw:marker-start="msArrowEnd_20_5" draw:marker-start-width="0.0827in" draw:marker-start-center="false" draw:marker-end="msArrowEnd_20_5" draw:marker-end-width="0.0827in" draw:marker-end-center="false" draw:stroke-linejoin="miter" svg:stroke-linecap="butt" draw:fill="none" draw:textarea-vertical-align="top" draw:auto-grow-height="false" fo:min-height="0.7071in" fo:min-width="1.1972in" style:run-through="background"/>
    </style:style>
    <style:style style:name="gr17" style:family="graphic">
      <style:graphic-properties draw:stroke="solid" svg:stroke-width="0in" svg:stroke-color="#3465a4" draw:marker-start="msArrowEnd_20_5" draw:marker-start-width="0.0827in" draw:marker-start-center="false" draw:marker-end="msArrowEnd_20_5" draw:marker-end-width="0.0827in" draw:marker-end-center="false" draw:stroke-linejoin="miter" svg:stroke-linecap="butt" draw:fill="none" draw:textarea-vertical-align="top" draw:auto-grow-height="false" fo:min-height="0.5264in" fo:min-width="1.1638in" style:run-through="background"/>
    </style:style>
    <style:style style:name="gr18" style:family="graphic">
      <style:graphic-properties draw:stroke="solid" svg:stroke-width="0in" svg:stroke-color="#3465a4" draw:marker-start="msArrowEnd_20_5" draw:marker-start-width="0.0827in" draw:marker-start-center="false" draw:marker-end="msArrowEnd_20_5" draw:marker-end-width="0.0827in" draw:marker-end-center="false" draw:stroke-linejoin="miter" svg:stroke-linecap="butt" draw:fill="none" draw:textarea-vertical-align="top" draw:auto-grow-height="false" fo:min-height="0.2in" fo:min-width="0.7634in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list xml:id="list3201224927" text:style-name="WWNum1">
        <text:list-item>
          <text:p text:style-name="P26">BRD (Bussiness Requirement Definition)</text:p>
          <text:list>
            <text:list-item>
              <text:p text:style-name="P26">Ringkasan / Summary</text:p>
            </text:list-item>
          </text:list>
        </text:list-item>
      </text:list>
      <text:p text:style-name="P7"><text:span text:style-name="T1">Aplikasi </text:span>yang akan dibuat adalah aplikasi Enterprice Resource Planning (ERP) untuk Usaha Mikro Kecil dan Menengah (UMKM) <text:s/>dengan keunikan sbb:</text:p>
      <text:list xml:id="list3646367467" text:style-name="WWNum2">
        <text:list-item>
          <text:p text:style-name="P20">E-commerce antar UMKM (B2B bussiness)</text:p>
        </text:list-item>
        <text:list-item>
          <text:p text:style-name="P20">Terhubung dengan Investor</text:p>
        </text:list-item>
        <text:list-item>
          <text:p text:style-name="P20">Terhubung dengan Coach bussiness (training bussiness)</text:p>
        </text:list-item>
      </text:list>
      <text:p text:style-name="P7"/>
      <text:list xml:id="list170803518940263" text:continue-list="list3201224927" text:style-name="WWNum1">
        <text:list-item>
          <text:list>
            <text:list-item>
              <text:p text:style-name="P26">Manfaat /tujuan yang ingin di capai untuk pengguna:</text:p>
            </text:list-item>
          </text:list>
        </text:list-item>
      </text:list>
      <text:p text:style-name="P7"><text:span text:style-name="T1">Kebutuhan </text:span>aplikasi ini sebenarnya kebutuhan untuk mengatur jalanya usaha sendiri, yaitu CV. Sumber Info Media. Terfikir ke depan, aplikasi ini dapat juga digunakan oleh para pelaku UMKM lainnya.</text:p>
      <text:list xml:id="list3133394393" text:style-name="WWNum3">
        <text:list-item>
          <text:p text:style-name="P21">Pemilik usaha (owner) dapat menjalankan usaha untuk 1 atau lebih usaha menggunakan satu aplikasi saja.</text:p>
        </text:list-item>
        <text:list-item>
          <text:p text:style-name="P21">Aplikasi dapat digunakan oleh semua bagian/departemen di perusahaan</text:p>
        </text:list-item>
        <text:list-item>
          <text:p text:style-name="P21">Jika UMKM melakukan pendanaan dengan investor, investor dapat melihat laporan perkembangan jalannya usaha</text:p>
        </text:list-item>
        <text:list-item>
          <text:p text:style-name="P21">Tersedia pendampingan/mentoring bisnis oleh para choac bisnis. (tambahan baru)</text:p>
        </text:list-item>
        <text:list-item>
          <text:p text:style-name="P21">UMKM dapat bertransaksi sesama pengguna aturusaha.com</text:p>
        </text:list-item>
      </text:list>
      <text:p text:style-name="P2"/>
      <text:p text:style-name="P2"/>
      <text:p text:style-name="P2"/>
      <text:p text:style-name="P2"/>
      <text:p text:style-name="P9"/>
      <text:list xml:id="list170802532337691" text:continue-list="list170803518940263" text:style-name="WWNum1">
        <text:list-item>
          <text:list>
            <text:list-item>
              <text:p text:style-name="P26">Spesifikasi Aplikasi / content</text:p>
            </text:list-item>
          </text:list>
        </text:list-item>
      </text:list>
      <text:list xml:id="list2901571537" text:style-name="WWNum4">
        <text:list-item>
          <text:p text:style-name="P27">ERP </text:p>
          <text:list>
            <text:list-item>
              <text:p text:style-name="P22">mulai dari perencanaan-pelaksanaan-monitoring sampai laporan </text:p>
            </text:list-item>
            <text:list-item>
              <text:p text:style-name="P22"><text:soft-page-break/>Terintegrasi semua departemen/bagian: administrasi, keuangan, marketing, HRD, Produk &amp; Jasa, Penjualan, Penggajian, Investasi.</text:p>
            </text:list-item>
          </text:list>
        </text:list-item>
      </text:list>
      <text:list xml:id="list170802212775526" text:continue-list="list3133394393" text:style-name="WWNum3">
        <text:list-item>
          <text:p text:style-name="P21">Terhubung dengan <text:span text:style-name="T1">Investor</text:span>:</text:p>
          <text:list>
            <text:list-item>
              <text:p text:style-name="P21">Investor dapat melakukan registrasi akun</text:p>
            </text:list-item>
            <text:list-item>
              <text:p text:style-name="P21">Investor dapat melihat UKM yg sedang mencari pendanaan</text:p>
            </text:list-item>
            <text:list-item>
              <text:p text:style-name="P21">Investor dapat melihat laporan perkembangan UMKM yang bekerjasama dalam pendanaan (dividen, bagi hasil, dll)</text:p>
            </text:list-item>
          </text:list>
        </text:list-item>
        <text:list-item>
          <text:p text:style-name="P21">Terhubung dengan <text:span text:style-name="T1">Coach</text:span> bussiness (training bussiness), </text:p>
          <text:list>
            <text:list-item>
              <text:p text:style-name="P21">Coach bisnis dapat registrasi akun</text:p>
            </text:list-item>
            <text:list-item>
              <text:p text:style-name="P21">Coach bisnis dapat melihat UMKM yg mendaftar pendampingan bisnis</text:p>
            </text:list-item>
            <text:list-item>
              <text:p text:style-name="P21">Coach bisnis dapat melihat laporan perkembangan UMKM yang sedang ditanganinya</text:p>
            </text:list-item>
          </text:list>
        </text:list-item>
      </text:list>
      <text:p text:style-name="P9"/>
      <text:list xml:id="list170801497209863" text:continue-numbering="true" text:style-name="WWNum3">
        <text:list-item>
          <text:p text:style-name="P21"><text:span text:style-name="T1">E-commerce </text:span>antar UMKM (B2B)</text:p>
        </text:list-item>
      </text:list>
      <text:p text:style-name="P2"><text:tab/><text:tab/><text:tab/>Antar UMKM dapat melakukan proses jual beli </text:p>
      <text:p text:style-name="P11"/>
      <text:p text:style-name="P4"/>
      <text:p text:style-name="P4"><text:tab/></text:p>
      <text:p text:style-name="P4"/>
      <text:p text:style-name="P4"/>
      <text:p text:style-name="P4"><text:tab/></text:p>
      <text:list xml:id="list170802022310515" text:continue-list="list170802532337691" text:style-name="WWNum1">
        <text:list-item>
          <text:list>
            <text:list-item>
              <text:p text:style-name="P26">Pelaku (User)</text:p>
            </text:list-item>
          </text:list>
        </text:list-item>
      </text:list>
      <text:list xml:id="list998989673" text:style-name="WWNum6">
        <text:list-item>
          <text:p text:style-name="P28">Owner UMKM/Founder/Co Founder</text:p>
        </text:list-item>
        <text:list-item>
          <text:p text:style-name="P28">Karyawan </text:p>
        </text:list-item>
        <text:list-item>
          <text:p text:style-name="P28">Investor</text:p>
        </text:list-item>
        <text:list-item>
          <text:p text:style-name="P28">Coach Bisnis/Mentor</text:p>
        </text:list-item>
        <text:list-item>
          <text:p text:style-name="P28">Superadmin Aturusaha.com</text:p>
        </text:list-item>
      </text:list>
      <text:p text:style-name="P8"/>
      <text:list xml:id="list170802529753390" text:continue-list="list170802022310515" text:style-name="WWNum1">
        <text:list-item>
          <text:list>
            <text:list-item>
              <text:p text:style-name="P26"><text:soft-page-break/>Alur umum</text:p>
            </text:list-item>
          </text:list>
        </text:list-item>
      </text:list>
      <text:p text:style-name="P4"/>
      <text:p text:style-name="P5"><draw:g text:anchor-type="char" draw:z-index="0" draw:name="shape_0" draw:style-name="gr1"><draw:ellipse draw:style-name="gr2" draw:text-style-name="P52" svg:width="1.663in" svg:height="1.7421in" svg:x="0.8528in" svg:y="0.1874in"><text:p text:style-name="P51"><text:span text:style-name="T9">UMKM</text:span></text:p></draw:ellipse><draw:g draw:style-name="gr3"><draw:custom-shape draw:style-name="gr4" draw:text-style-name="P53" svg:width="0.0039in" svg:height="0.013in" svg:x="1.0512in" svg:y="0.7709in"><text:p/><draw:enhanced-geometry draw:type="mso-spt100" draw:modifiers="0 0 0"/></draw:custom-shape><draw:custom-shape draw:style-name="gr5" draw:text-style-name="P54" svg:width="0.0039in" svg:height="0.013in" svg:x="1.0512in" svg:y="0.7709in"><text:p/><draw:enhanced-geometry draw:type="mso-spt100" draw:modifiers="0 0 0"/></draw:custom-shape></draw:g><draw:custom-shape draw:style-name="gr6" draw:text-style-name="P56" svg:width="0.4642in" svg:height="0.585in" svg:x="0.9535in" svg:y="1.0547in"><text:p text:style-name="P55"><text:span text:style-name="T10">Owner</text:span></text:p><draw:enhanced-geometry draw:type="mso-spt100" draw:modifiers="0 0 0"/></draw:custom-shape><draw:frame draw:style-name="gr7" draw:text-style-name="P57" svg:width="0.5232in" svg:height="0.2858in" svg:x="4.0728in" svg:y="2.0465in"><draw:image xlink:href="Pictures/100001B0000007D0000003E8533509670E636464.emf" xlink:type="simple" xlink:show="embed" xlink:actuate="onLoad" loext:mime-type="image/x-emf"><text:p/></draw:image><draw:image xlink:href="Pictures/100002010000004500000023B607FD35553C81C2.png" xlink:type="simple" xlink:show="embed" xlink:actuate="onLoad" loext:mime-type="image/png"/></draw:frame><draw:g draw:style-name="gr3"><draw:g draw:style-name="gr3"><draw:custom-shape draw:style-name="gr8" draw:text-style-name="P53" svg:width="0.0012in" svg:height="0.0016in" svg:x="2.011in" svg:y="0.7894in"><text:p/><draw:enhanced-geometry draw:type="mso-spt100" draw:modifiers="0 0 0"/></draw:custom-shape><draw:custom-shape draw:style-name="gr9" draw:text-style-name="P54" svg:width="0.0012in" svg:height="0.0016in" svg:x="2.011in" svg:y="0.7894in"><text:p/><draw:enhanced-geometry draw:type="mso-spt100" draw:modifiers="0 0 0"/></draw:custom-shape></draw:g><draw:custom-shape draw:style-name="gr10" draw:text-style-name="P56" svg:width="0.013in" svg:height="0.0787in" svg:x="2.0071in" svg:y="0.7953in"><text:p text:style-name="P55"><text:span text:style-name="T10">Employee</text:span></text:p><draw:enhanced-geometry draw:type="mso-spt100" draw:modifiers="0 0 0"/></draw:custom-shape></draw:g><draw:frame draw:style-name="gr11" draw:text-style-name="P52" svg:width="1.6303in" svg:height="0.6898in" svg:x="3.2799in" svg:y="0.9138in"><draw:text-box><text:p text:style-name="P51"><text:span text:style-name="T9">Aturusaha.com</text:span></text:p></draw:text-box></draw:frame><draw:g draw:style-name="gr3"><draw:custom-shape draw:style-name="gr4" draw:text-style-name="P53" svg:width="0.0039in" svg:height="0.013in" svg:x="6.313in" svg:y="0.1201in"><text:p/><draw:enhanced-geometry draw:type="mso-spt100" draw:modifiers="0 0 0"/></draw:custom-shape><draw:custom-shape draw:style-name="gr5" draw:text-style-name="P54" svg:width="0.0039in" svg:height="0.013in" svg:x="6.313in" svg:y="0.1201in"><text:p/><draw:enhanced-geometry draw:type="mso-spt100" draw:modifiers="0 0 0"/></draw:custom-shape></draw:g><draw:custom-shape draw:style-name="gr12" draw:text-style-name="P56" svg:width="0.4657in" svg:height="0.5858in" svg:x="6.0744in" svg:y="0.4394in"><text:p text:style-name="P55"><text:span text:style-name="T10">Coach</text:span></text:p><draw:enhanced-geometry draw:type="mso-spt100" draw:modifiers="0 0 0"/></draw:custom-shape><draw:g draw:style-name="gr3"><draw:custom-shape draw:style-name="gr13" draw:text-style-name="P53" svg:width="66.087in" svg:height="272.5815in" svg:x="1893.2236in" svg:y="1098.6047in"><text:p/><draw:enhanced-geometry draw:type="mso-spt100" draw:modifiers="0 0 0"/></draw:custom-shape><draw:custom-shape draw:style-name="gr14" draw:text-style-name="P54" svg:width="66.087in" svg:height="272.5815in" svg:x="1893.2236in" svg:y="1098.6047in"><text:p/><draw:enhanced-geometry draw:type="mso-spt100" draw:modifiers="0 0 0"/></draw:custom-shape></draw:g><draw:custom-shape draw:style-name="gr15" draw:text-style-name="P56" svg:width="0.5642in" svg:height="0.585in" svg:x="6.0083in" svg:y="2.1827in"><text:p text:style-name="P55"><text:span text:style-name="T10">Investor</text:span></text:p><draw:enhanced-geometry draw:type="mso-spt100" draw:modifiers="0 0 0"/></draw:custom-shape><draw:custom-shape draw:style-name="gr16" draw:text-style-name="P54" svg:width="1.1976in" svg:height="0.7071in" svg:x="4.9102in" svg:y="1.2591in"><text:p/><draw:enhanced-geometry svg:viewBox="0 0 21600 21600" draw:type="mso-spt34" draw:modifiers="10800" draw:enhanced-path="M 0 0 L ?f0 0 ?f0 21600 21600 21600 N"><draw:equation draw:name="f0" draw:formula="$0 "/><draw:handle draw:handle-position="$0 10800"/></draw:enhanced-geometry></draw:custom-shape><draw:custom-shape draw:style-name="gr17" draw:text-style-name="P54" svg:width="1.1642in" svg:height="0.5268in" svg:x="4.9102in" svg:y="0.7327in"><text:p/><draw:enhanced-geometry draw:mirror-vertical="true" svg:viewBox="0 0 21600 21600" draw:type="mso-spt34" draw:modifiers="10800" draw:enhanced-path="M 0 0 L ?f0 0 ?f0 21600 21600 21600 N"><draw:equation draw:name="f0" draw:formula="$0 "/><draw:handle draw:handle-position="$0 10800"/></draw:enhanced-geometry></draw:custom-shape><draw:custom-shape draw:style-name="gr18" draw:text-style-name="P54" svg:width="0.7634in" svg:height="0.2004in" svg:x="2.5161in" svg:y="1.0591in"><text:p/><draw:enhanced-geometry svg:viewBox="0 0 21600 21600" draw:type="mso-spt34" draw:modifiers="10800" draw:enhanced-path="M 0 0 L ?f0 0 ?f0 21600 21600 21600 N"><draw:equation draw:name="f0" draw:formula="$0 "/><draw:handle draw:handle-position="$0 10800"/></draw:enhanced-geometry></draw:custom-shap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70801973371120" text:continue-numbering="true" text:style-name="WWNum1">
        <text:list-item>
          <text:list>
            <text:list-item>
              <text:p text:style-name="P26">Fungsional requirement</text:p>
            </text:list-item>
          </text:list>
        </text:list-item>
      </text:list>
      <text:p text:style-name="P4"><text:tab/><text:tab/>Owner UMKM/Founder/Co Founder :</text:p>
      <text:list xml:id="list155380008" text:style-name="WWNum7">
        <text:list-item>
          <text:list>
            <text:list-item>
              <text:p text:style-name="P29">Registrasi dan aktivasi akun</text:p>
            </text:list-item>
            <text:list-item>
              <text:p text:style-name="P29">Isi Data Perusahaan dan data pendukung utama </text:p>
            </text:list-item>
            <text:list-item>
              <text:p text:style-name="P29">Memilih menu aturusaha.com</text:p>
            </text:list-item>
            <text:list-item>
              <text:p text:style-name="P29">Data Karyawan</text:p>
              <text:list>
                <text:list-item>
                  <text:p text:style-name="P29">Melihat, menambah, hak akses, menambah data login karyawan</text:p>
                </text:list-item>
              </text:list>
            </text:list-item>
            <text:list-item>
              <text:p text:style-name="P29">Data Investor</text:p>
              <text:list>
                <text:list-item>
                  <text:p text:style-name="P29">Melihat daftar investor, mengajukan pendanaan, menambah data login investor</text:p>
                </text:list-item>
              </text:list>
            </text:list-item>
            <text:list-item>
              <text:p text:style-name="P29">Data Coach</text:p>
              <text:list>
                <text:list-item>
                  <text:p text:style-name="P29"><text:soft-page-break/>Melihat daftar coach, mengajukan mentoring, menambah data login coach</text:p>
                </text:list-item>
              </text:list>
            </text:list-item>
          </text:list>
        </text:list-item>
      </text:list>
      <text:p text:style-name="P10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70802771837710" text:continue-numbering="true" text:style-name="WWNum7">
        <text:list-item>
          <text:p text:style-name="P29">Karyawan </text:p>
          <text:list>
            <text:list-item>
              <text:p text:style-name="P29">Login ke sistem berdasarkan data login dari owner</text:p>
            </text:list-item>
            <text:list-item>
              <text:p text:style-name="P29">Input/Edit/Delete pada menu dan sub menu sesuai kewenangannya</text:p>
            </text:list-item>
          </text:list>
        </text:list-item>
      </text:list>
      <text:p text:style-name="P10"/>
      <text:list xml:id="list170802170690075" text:continue-numbering="true" text:style-name="WWNum7">
        <text:list-item>
          <text:p text:style-name="P29">Investor</text:p>
          <text:list>
            <text:list-item>
              <text:p text:style-name="P29">Registrasi ke sistem</text:p>
            </text:list-item>
            <text:list-item>
              <text:p text:style-name="P29">Sistem melakukan upprove/reject sesuai kelengkapan persyaratan</text:p>
            </text:list-item>
            <text:list-item>
              <text:p text:style-name="P29">Login ke sistem</text:p>
            </text:list-item>
            <text:list-item>
              <text:p text:style-name="P29">Melihat daftar UMKM yang mengajukan pendanaan</text:p>
            </text:list-item>
          </text:list>
        </text:list-item>
      </text:list>
      <text:p text:style-name="P10"/>
      <text:list xml:id="list170803304983023" text:continue-numbering="true" text:style-name="WWNum7">
        <text:list-item>
          <text:p text:style-name="P29">Coach Bisnis/Mentor</text:p>
          <text:list>
            <text:list-item>
              <text:p text:style-name="P29">Registrasi ke sistem</text:p>
            </text:list-item>
            <text:list-item>
              <text:p text:style-name="P29">Sistem melakukan upprove/reject sesuai kelengkapan persyaratan</text:p>
            </text:list-item>
            <text:list-item>
              <text:p text:style-name="P29">Login ke sistem</text:p>
            </text:list-item>
            <text:list-item>
              <text:p text:style-name="P29">Melihat daftar UMKM yang mengajukan mentoring</text:p>
            </text:list-item>
          </text:list>
        </text:list-item>
      </text:list>
      <text:p text:style-name="P10"><text:soft-page-break/></text:p>
      <text:list xml:id="list170802123167637" text:continue-numbering="true" text:style-name="WWNum7">
        <text:list-item>
          <text:p text:style-name="P29">Superadmin Aturusaha.com</text:p>
          <text:list>
            <text:list-item>
              <text:p text:style-name="P29">Melihat daftar UMKM</text:p>
            </text:list-item>
            <text:list-item>
              <text:p text:style-name="P29">Upprove/reject investor register</text:p>
            </text:list-item>
            <text:list-item>
              <text:p text:style-name="P29">Upprove/reject coach register</text:p>
            </text:list-item>
            <text:list-item>
              <text:p text:style-name="P29">Melihat daftar Investor</text:p>
            </text:list-item>
            <text:list-item>
              <text:p text:style-name="P29">Melihat Daftar Mentor</text:p>
            </text:list-item>
            <text:list-item>
              <text:p text:style-name="P29">Dll (menyusul)</text:p>
            </text:list-item>
          </text:list>
        </text:list-item>
      </text:list>
      <text:p text:style-name="P4"/>
      <text:list xml:id="list170801961368321" text:continue-numbering="true" text:style-name="WWNum7">
        <text:list-item>
          <text:p text:style-name="P29">E-commerce UMKM (jual beli antar pengguna aturusaha.com)</text:p>
          <text:list>
            <text:list-item>
              <text:p text:style-name="P29">UMKM dapat melihat produk antar UMKM</text:p>
            </text:list-item>
            <text:list-item>
              <text:p text:style-name="P29">UMKM order produk/jasa</text:p>
            </text:list-item>
            <text:list-item>
              <text:p text:style-name="P29">UMKM </text:p>
            </text:list-item>
          </text:list>
        </text:list-item>
      </text:list>
      <text:p text:style-name="P10"/>
      <text:list xml:id="list2556964426" text:style-name="WWNum8">
        <text:list-item>
          <text:p text:style-name="P30">Login</text:p>
          <text:list>
            <text:list-item>
              <text:p text:style-name="P23"><text:span text:style-name="T1">Menggunakan email (</text:span><text:span text:style-name="T3">sekarang)</text:span></text:p>
            </text:list-item>
            <text:list-item>
              <text:p text:style-name="P23"><text:span text:style-name="T1">OTP <text:s/>(</text:span><text:span text:style-name="T4">nanti)</text:span></text:p>
            </text:list-item>
            <text:list-item>
              <text:p text:style-name="P23"><text:span text:style-name="T1">API gmail/FB (</text:span><text:span text:style-name="T4">nanti)</text:span></text:p>
            </text:list-item>
          </text:list>
        </text:list-item>
        <text:list-item>
          <text:p text:style-name="P30">Produk</text:p>
          <text:list>
            <text:list-item>
              <text:p text:style-name="P23"><text:span text:style-name="T1">setiap transaksi di menu pembelian dan penjualan otomatis terbuat jurnal umumnya di menu keuangan (</text:span><text:span text:style-name="T3">sekarang)</text:span></text:p>
            </text:list-item>
          </text:list>
        </text:list-item>
      </text:list>
      <text:p text:style-name="P12"/>
      <text:list xml:id="list170802175247951" text:continue-numbering="true" text:style-name="WWNum8">
        <text:list-item>
          <text:p text:style-name="P30">Keuangan</text:p>
          <text:list>
            <text:list-item>
              <text:p text:style-name="P23"><text:span text:style-name="T1">Saldo awa sdh otomatis terbuat ketika user melakukan tutup buku (</text:span><text:span text:style-name="T3">sekarang)</text:span></text:p>
            </text:list-item>
          </text:list>
        </text:list-item>
        <text:list-item>
          <text:p text:style-name="P30">Penggajian</text:p>
          <text:list>
            <text:list-item>
              <text:p text:style-name="P23"><text:span text:style-name="T1">setiap transaksi penggajian otomatis terbuat jurnal umumnya di menu keuangan (</text:span><text:span text:style-name="T3">sekarang)</text:span></text:p>
            </text:list-item>
          </text:list>
        </text:list-item>
        <text:list-item>
          <text:p text:style-name="P30"><text:soft-page-break/>Investasi</text:p>
          <text:list>
            <text:list-item>
              <text:p text:style-name="P30">info dividen bagi hasil terkirim ke email investor (nanti), Whatasapp (nanti)</text:p>
            </text:list-item>
          </text:list>
        </text:list-item>
      </text:list>
      <text:p text:style-name="P4"/>
      <text:p text:style-name="P4"/>
      <text:p text:style-name="P13"/>
      <text:list xml:id="list170803267007436" text:continue-numbering="true" text:style-name="WWNum8">
        <text:list-item>
          <text:p text:style-name="P23"><text:span text:style-name="T1">E-Commerce antar UMKM </text:span><text:span text:style-name="T4">(nanti)</text:span></text:p>
          <text:list>
            <text:list-item>
              <text:p text:style-name="P30">invoice kirim ke buyer dan seleer lewat notif Whatsapp (API WA)</text:p>
            </text:list-item>
            <text:list-item>
              <text:p text:style-name="P30">Cek pembayaran masuk <text:s/>otomatis (API payment Gateay)</text:p>
            </text:list-item>
            <text:list-item>
              <text:p text:style-name="P30">Chat antar buyer dan seller via chatboox</text:p>
            </text:list-item>
          </text:list>
        </text:list-item>
      </text:list>
      <text:p text:style-name="P12"/>
      <text:p text:style-name="P15"/>
      <text:p text:style-name="P16"/>
      <text:list xml:id="list170801628573566" text:continue-list="list170801973371120" text:style-name="WWNum1">
        <text:list-item>
          <text:p text:style-name="P26">UI/UX</text:p>
        </text:list-item>
      </text:list>
      <text:p text:style-name="P16">Untuk data yang banyak tampilan dalam bentuk tabel.</text:p>
      <text:p text:style-name="P8">Contoh: data barang, transaksi keuangan, pembelian, penjualan, dll</text:p>
      <text:p text:style-name="P16">Untuk data yg sedikit tampilan menyesuaikan.</text:p>
      <text:p text:style-name="P8">Contoh: Data karyawan, data legal, dll</text:p>
      <text:p text:style-name="P16">Daftar Menu sbb:</text:p>
      <text:list xml:id="list170803143728168" text:continue-numbering="true" text:style-name="WWNum1">
        <text:list-item>
          <text:list>
            <text:list-item>
              <text:p text:style-name="P26">Superadmin UMKM:</text:p>
            </text:list-item>
          </text:list>
        </text:list-item>
      </text:list>
      <text:list xml:id="list679715720" text:style-name="WWNum10">
        <text:list-item>
          <text:p text:style-name="P31">Pengaturan Awal</text:p>
        </text:list-item>
      </text:list>
      <text:list xml:id="list769194627" text:style-name="WWNum11">
        <text:list-item>
          <text:p text:style-name="P32">Profil user (wajib di isi)</text:p>
        </text:list-item>
        <text:list-item>
          <text:p text:style-name="P32">Profil Usaha (wajib di isi)</text:p>
        </text:list-item>
        <text:list-item>
          <text:p text:style-name="P32">Visi</text:p>
        </text:list-item>
        <text:list-item>
          <text:p text:style-name="P32">Misi</text:p>
        </text:list-item>
        <text:list-item>
          <text:p text:style-name="P32">Akta</text:p>
        </text:list-item>
        <text:list-item>
          <text:p text:style-name="P39">Izin Usaha (pindahkan ke menu karyawan-administrasi)</text:p>
        </text:list-item>
        <text:list-item>
          <text:p text:style-name="P24"><text:bookmark-start text:name="__DdeLink__601_897180783"/><text:span text:style-name="T1">Jabatan</text:span><text:bookmark-end text:name="__DdeLink__601_897180783"/><text:span text:style-name="T3">(pindahkan ke menu karyawan-eksekutif &amp; HRD)</text:span></text:p>
        </text:list-item>
      </text:list>
      <text:list xml:id="list2310934484" text:style-name="WWNum12">
        <text:list-item>
          <text:p text:style-name="P34">Menu Aktif Perusahaan</text:p>
        </text:list-item>
        <text:list-item>
          <text:p text:style-name="P34"><text:soft-page-break/>Pengguna Aplikasi</text:p>
        </text:list-item>
      </text:list>
      <text:list xml:id="list2612537310" text:style-name="WWNum13">
        <text:list-item>
          <text:p text:style-name="P35">Daftar Karyawan – CRUD – Hak akses</text:p>
        </text:list-item>
        <text:list-item>
          <text:p text:style-name="P35">Daftar Investor – CRUD – Hak akses</text:p>
        </text:list-item>
        <text:list-item>
          <text:p text:style-name="P35">Daftar Coach – CRUD – Hak akses</text:p>
        </text:list-item>
      </text:list>
      <text:p text:style-name="P4"/>
      <text:list xml:id="list170802976390561" text:continue-list="list170803143728168" text:style-name="WWNum1">
        <text:list-item>
          <text:list>
            <text:list-item>
              <text:p text:style-name="P26">Karyawan</text:p>
            </text:list-item>
          </text:list>
        </text:list-item>
      </text:list>
      <text:list xml:id="list3538525802" text:style-name="WWNum14">
        <text:list-item>
          <text:p text:style-name="P40">Perusahaan ==&gt; ganti menjadi : <text:s/>Eksekutif</text:p>
        </text:list-item>
      </text:list>
      <text:list xml:id="list170803133564066" text:continue-list="list769194627" text:style-name="WWNum11">
        <text:list-item>
          <text:p text:style-name="P32">Model Bisnis</text:p>
        </text:list-item>
        <text:list-item>
          <text:p text:style-name="P32">Struktur Perusahaan</text:p>
        </text:list-item>
        <text:list-item>
          <text:p text:style-name="P32">Bagian/Departemen (eksekutif-administrasi-HRD-keuangan-marketing-penggajian)</text:p>
        </text:list-item>
        <text:list-item>
          <text:p text:style-name="P32">Divisi</text:p>
        </text:list-item>
        <text:list-item>
          <text:p text:style-name="P33">Jabatan (id, id_bagian, id_div, nm_jabatan)</text:p>
        </text:list-item>
        <text:list-item>
          <text:p text:style-name="P24"><text:span text:style-name="T1">Job Desc </text:span><text:span text:style-name="T3">(lebih cocok masuk ke HRD</text:span><text:span text:style-name="T1">)</text:span></text:p>
        </text:list-item>
        <text:list-item>
          <text:p text:style-name="P32">SWOT</text:p>
        </text:list-item>
        <text:list-item>
          <text:p text:style-name="P32">Target/Goal </text:p>
        </text:list-item>
        <text:list-item>
          <text:p text:style-name="P32">Strategi </text:p>
        </text:list-item>
        <text:list-item>
          <text:p text:style-name="P24"><text:span text:style-name="T1">Izin usaha <text:s/>→ data masuk ke sub menu: K</text:span><text:span text:style-name="T3">umpulan dokumen</text:span></text:p>
        </text:list-item>
      </text:list>
      <text:p text:style-name="P14"/>
      <text:p text:style-name="P4"/>
      <text:p text:style-name="P4"/>
      <text:p text:style-name="P4"/>
      <text:p text:style-name="P4"/>
      <text:p text:style-name="P4"/>
      <text:p text:style-name="P4">visi: menjembatani UMKM menjadi perusahaan korporasi (besar)</text:p>
      <text:p text:style-name="P4">To bridge UMKM to be coporation bussines</text:p>
      <text:p text:style-name="P38">target jangka panjang </text:p>
      <text:p text:style-name="P2"><text:span text:style-name="T3">Gol eksekutif</text:span><text:span text:style-name="T1"><text:tab/></text:span></text:p>
      <text:p text:style-name="P4"><text:soft-page-break/>- periode : <text:s/>5 thun ke depan</text:p>
      <text:p text:style-name="P4">Isi <text:s text:c="10"/>: “ Tahun 2025 mendapatkan 5000 user UMKM”.</text:p>
      <text:p text:style-name="P4"/>
      <text:p text:style-name="P38">Target Tahunan :</text:p>
      <text:p text:style-name="P4">Tahun 2020:</text:p>
      <text:p text:style-name="P38">Gol Manager:</text:p>
      <text:p text:style-name="P2"><text:span text:style-name="T1">- </text:span><text:span text:style-name="T3">Departemen</text:span><text:span text:style-name="T1"> : marketing</text:span></text:p>
      <text:p text:style-name="P4">- jabatan<text:tab/> : marketing manager</text:p>
      <text:p text:style-name="P4">isi gol<text:tab/>: mendapat 1000 user baru per tahun.</text:p>
      <text:p text:style-name="P2"><text:span text:style-name="T1"><text:tab/></text:span><text:span text:style-name="T3">Gol Supervisor :</text:span></text:p>
      <text:p text:style-name="P2"><text:span text:style-name="T1"><text:tab/></text:span><text:span text:style-name="T3">Divisi</text:span><text:span text:style-name="T1"><text:tab/><text:tab/>: Marketing On line:</text:span></text:p>
      <text:p text:style-name="P4"><text:tab/><text:tab/>Jabatan<text:tab/>: Supervisor Marketing On line</text:p>
      <text:p text:style-name="P2"><text:span text:style-name="T1"><text:tab/><text:tab/><text:tab/>Target </text:span><text:span text:style-name="T3">Bulanan:</text:span></text:p>
      <text:p text:style-name="P4"><text:tab/><text:tab/><text:tab/>Januari<text:tab/>: mendapatkan 500 leads baru, 100 convert</text:p>
      <text:p text:style-name="P2"><text:span text:style-name="T1"><text:tab/><text:tab/><text:tab/></text:span><text:span text:style-name="T3">Staf<text:tab/></text:span><text:span text:style-name="T1"><text:tab/>: <text:s/>- andi (25)</text:span></text:p>
      <text:p text:style-name="P4"><text:tab/><text:tab/><text:tab/><text:tab/><text:tab/> <text:s text:c="3"/>- anto (35)</text:p>
      <text:p text:style-name="P4"><text:tab/><text:tab/><text:tab/>Pebruari<text:tab/>: mendapatkan 500 leads baru, 100 convert.</text:p>
      <text:p text:style-name="P4"><text:tab/><text:tab/><text:tab/>Maret<text:tab/><text:tab/>: mendapatkan 500 leads baru, 100 convert.</text:p>
      <text:p text:style-name="P4"><text:tab/><text:tab/><text:tab/>Desember<text:tab/>: mendapatkan 500 leads baru, 100 convert.</text:p>
      <text:p text:style-name="P4"><text:tab/></text:p>
      <text:p text:style-name="P6"/>
      <text:p text:style-name="P6"/>
      <text:p text:style-name="P6"/>
      <text:p text:style-name="P6"/>
      <text:p text:style-name="P6"/>
      <text:p text:style-name="P2"><text:tab/>tabel:</text:p>
      <text:p text:style-name="P3">u_target_eksekutif: --&gt; eksekutif goal (u_target_eks)</text:p>
      <text:list xml:id="list2403043140" text:style-name="WWNum25">
        <text:list-item>
          <text:p text:style-name="P18">id-nm_tjp-periode-thn_mulai-thn_selesai-target_eksekutif- jumlah_target-satuan</text:p>
        </text:list-item>
      </text:list>
      <text:p text:style-name="P1"><text:soft-page-break/></text:p>
      <text:p text:style-name="P3">u_target_manager --&gt; manager goal (u_target_manag)</text:p>
      <text:list xml:id="list170802636537681" text:continue-numbering="true" text:style-name="WWNum25">
        <text:list-item>
          <text:p text:style-name="P18">id-id_target_eks-tahun- departemen-jabatan-target_manager- jumlah_target-satuan</text:p>
        </text:list-item>
      </text:list>
      <text:p text:style-name="P1"/>
      <text:p text:style-name="P3">u_target_supervisor --&gt; supervisor goal (u_target_superv)</text:p>
      <text:list xml:id="list170803133255280" text:continue-numbering="true" text:style-name="WWNum25">
        <text:list-item>
          <text:p text:style-name="P18">id-id_target_man-divisi - jabatan-target_supervisor-jumlah_target-satuan</text:p>
        </text:list-item>
      </text:list>
      <text:p text:style-name="P1"/>
      <text:p text:style-name="P3">u_target_staf --&gt; staf goal (u_target_staf)</text:p>
      <text:p text:style-name="P1"/>
      <text:list xml:id="list170802456876657" text:continue-numbering="true" text:style-name="WWNum25">
        <text:list-item>
          <text:p text:style-name="P18">id-id_target_sup -bulan- id_ky-target_staf-jumlah_target-satuan</text:p>
        </text:list-item>
      </text:list>
      <text:p text:style-name="P2"/>
      <text:p text:style-name="P2"/>
      <text:p text:style-name="P6"/>
      <text:p text:style-name="P4"/>
      <text:list xml:id="list3654543599" text:style-name="WWNum15">
        <text:list-item>
          <text:p text:style-name="P41">Administrasi</text:p>
        </text:list-item>
      </text:list>
      <text:list xml:id="list170802592025313" text:continue-list="list170803133564066" text:style-name="WWNum11">
        <text:list-item>
          <text:p text:style-name="P32">Klien</text:p>
        </text:list-item>
        <text:list-item>
          <text:p text:style-name="P32">Surat</text:p>
        </text:list-item>
        <text:list-item>
          <text:p text:style-name="P32">Proposal</text:p>
        </text:list-item>
        <text:list-item>
          <text:p text:style-name="P32">SPK/Kontrak</text:p>
        </text:list-item>
        <text:list-item>
          <text:p text:style-name="P32">Berita Acara Pekerjaan : - Pemeriksaan – Kemajuan – Penyelesaian – Serah <text:tab/><text:tab/><text:tab/><text:tab/>Terima – Serah Terima Operasional.</text:p>
        </text:list-item>
        <text:list-item>
          <text:p text:style-name="P32">Inventarisasi Peralatan</text:p>
        </text:list-item>
        <text:list-item>
          <text:p text:style-name="P32">Kumpulan Dokumen →<text:span text:style-name="T7"> arsip (tampilkan data dari:)</text:span></text:p>
          <text:list>
            <text:list-header>
              <text:p text:style-name="P32"/>
            </text:list-header>
          </text:list>
        </text:list-item>
        <text:list-item>
          <text:p text:style-name="P32">Agenda Harian</text:p>
        </text:list-item>
        <text:list-item>
          <text:p text:style-name="P32">Brifing</text:p>
        </text:list-item>
        <text:list-item>
          <text:p text:style-name="P32">Pengumuman</text:p>
        </text:list-item>
      </text:list>
      <text:p text:style-name="P14"/>
      <text:p text:style-name="P14"/>
      <text:p text:style-name="P14"/>
      <text:p text:style-name="P14"><text:soft-page-break/></text:p>
      <text:list xml:id="list3904761803" text:style-name="WWNum16">
        <text:list-item>
          <text:p text:style-name="P42">Produk</text:p>
        </text:list-item>
      </text:list>
      <text:list xml:id="list170801613060092" text:continue-list="list170802592025313" text:style-name="WWNum11">
        <text:list-item>
          <text:p text:style-name="P32">Barang</text:p>
        </text:list-item>
        <text:list-item>
          <text:p text:style-name="P32">Suplier</text:p>
        </text:list-item>
        <text:list-item>
          <text:p text:style-name="P32">Pembelian</text:p>
        </text:list-item>
        <text:list-item>
          <text:p text:style-name="P32">Penjualan</text:p>
        </text:list-item>
        <text:list-item>
          <text:p text:style-name="P32">Jasa</text:p>
        </text:list-item>
        <text:list-item>
          <text:p text:style-name="P24"><text:span text:style-name="T2">Layanan </text:span><text:span text:style-name="T1">Jasa</text:span></text:p>
        </text:list-item>
        <text:list-item>
          <text:p text:style-name="P32">Proyek</text:p>
        </text:list-item>
        <text:list-item>
          <text:p text:style-name="P32">Tim Produksi</text:p>
        </text:list-item>
        <text:list-item>
          <text:p text:style-name="P32">Jadwal Proyek</text:p>
        </text:list-item>
        <text:list-item>
          <text:p text:style-name="P32">Progress Proyek</text:p>
        </text:list-item>
        <text:list-item>
          <text:p text:style-name="P32">Pemeliharaan</text:p>
        </text:list-item>
        <text:list-item>
          <text:p text:style-name="P32">Progress Pemeliharaan</text:p>
        </text:list-item>
      </text:list>
      <text:p text:style-name="P14"/>
      <text:list xml:id="list2609521823" text:style-name="WWNum17">
        <text:list-item>
          <text:p text:style-name="P43">Marketing</text:p>
        </text:list-item>
      </text:list>
      <text:list xml:id="list170801867721413" text:continue-list="list170801613060092" text:style-name="WWNum11">
        <text:list-item>
          <text:p text:style-name="P32">Client/Consumer</text:p>
        </text:list-item>
        <text:list-item>
          <text:p text:style-name="P32">Marketing Plan</text:p>
        </text:list-item>
        <text:list-item>
          <text:p text:style-name="P32">Get Client</text:p>
        </text:list-item>
        <text:list-item>
          <text:p text:style-name="P32">Realisasi Marketing</text:p>
        </text:list-item>
        <text:list-item>
          <text:p text:style-name="P32">RelationshipMarketing</text:p>
        </text:list-item>
      </text:list>
      <text:p text:style-name="P14"/>
      <text:list xml:id="list170803526935283" text:continue-list="list2609521823" text:style-name="WWNum17">
        <text:list-item>
          <text:p text:style-name="P43">Keuangan</text:p>
        </text:list-item>
      </text:list>
      <text:list xml:id="list2491560430" text:style-name="WWNum18">
        <text:list-item>
          <text:p text:style-name="P36">RAB</text:p>
        </text:list-item>
        <text:list-item>
          <text:p text:style-name="P36">Periode Akuntansi</text:p>
        </text:list-item>
        <text:list-item>
          <text:p text:style-name="P36">Akun</text:p>
        </text:list-item>
        <text:list-item>
          <text:p text:style-name="P36">Transaksi</text:p>
        </text:list-item>
        <text:list-item>
          <text:p text:style-name="P36">Saldo Awal</text:p>
        </text:list-item>
        <text:list-item>
          <text:p text:style-name="P36"><text:soft-page-break/>Jurnal Umum</text:p>
        </text:list-item>
        <text:list-item>
          <text:p text:style-name="P36">Jurnal Penyesuaian</text:p>
        </text:list-item>
        <text:list-item>
          <text:p text:style-name="P36">Tutup Buku</text:p>
        </text:list-item>
      </text:list>
      <text:p text:style-name="P4"/>
      <text:p text:style-name="P4"/>
      <text:list xml:id="list170802926463287" text:continue-list="list170803526935283" text:style-name="WWNum17">
        <text:list-item>
          <text:p text:style-name="P43">HRD</text:p>
        </text:list-item>
      </text:list>
      <text:list xml:id="list1642653892" text:style-name="WWNum19">
        <text:list-item>
          <text:p text:style-name="P37">Karyawan</text:p>
        </text:list-item>
        <text:list-item>
          <text:p text:style-name="P37">Hiring / Rekrutmen</text:p>
        </text:list-item>
        <text:list-item>
          <text:p text:style-name="P37">Lamaran Pekerjaan</text:p>
        </text:list-item>
        <text:list-item>
          <text:p text:style-name="P37">Seleksi</text:p>
        </text:list-item>
        <text:list-item>
          <text:p text:style-name="P37">Kontrak Kerja</text:p>
        </text:list-item>
        <text:list-item>
          <text:p text:style-name="P37">Jabatan</text:p>
        </text:list-item>
        <text:list-item>
          <text:p text:style-name="P37">Syarat Jabatan</text:p>
        </text:list-item>
        <text:list-item>
          <text:p text:style-name="P37">Tenaga Ahli</text:p>
        </text:list-item>
        <text:list-item>
          <text:p text:style-name="P37">Periode Kerja</text:p>
        </text:list-item>
        <text:list-item>
          <text:p text:style-name="P37">Absensi</text:p>
        </text:list-item>
        <text:list-item>
          <text:p text:style-name="P37">Career Development</text:p>
        </text:list-item>
        <text:list-item>
          <text:p text:style-name="P37">SOP</text:p>
        </text:list-item>
        <text:list-item>
          <text:p text:style-name="P37">Cuti</text:p>
        </text:list-item>
        <text:list-item>
          <text:p text:style-name="P37">Izin</text:p>
        </text:list-item>
        <text:list-item>
          <text:p text:style-name="P37">Tes</text:p>
        </text:list-item>
        <text:list-item>
          <text:p text:style-name="P37">Kalender Kerja</text:p>
        </text:list-item>
        <text:list-item>
          <text:p text:style-name="P37">Rencana Pelatihan</text:p>
        </text:list-item>
        <text:list-item>
          <text:p text:style-name="P37">Buku Penilaian Karyawan</text:p>
        </text:list-item>
        <text:list-item>
          <text:p text:style-name="P37">Kompensasi Kinerja</text:p>
        </text:list-item>
        <text:list-item>
          <text:p text:style-name="P37">Log Diary</text:p>
        </text:list-item>
        <text:list-item>
          <text:p text:style-name="P37">Potongan Tetap</text:p>
        </text:list-item>
        <text:list-item>
          <text:p text:style-name="P37">Potongan Absen</text:p>
        </text:list-item>
      </text:list>
      <text:p text:style-name="P4"><text:soft-page-break/></text:p>
      <text:list xml:id="list1228627497" text:style-name="WWNum20">
        <text:list-item>
          <text:p text:style-name="P44">Penggajian</text:p>
        </text:list-item>
      </text:list>
      <text:list xml:id="list170802037612406" text:continue-list="list1642653892" text:style-name="WWNum19">
        <text:list-item>
          <text:p text:style-name="P37">Alokasi Gaji</text:p>
        </text:list-item>
        <text:list-item>
          <text:p text:style-name="P37">Compansable Faktors (CF)</text:p>
        </text:list-item>
        <text:list-item>
          <text:p text:style-name="P37">Sub CF</text:p>
        </text:list-item>
        <text:list-item>
          <text:p text:style-name="P37">Content CF</text:p>
        </text:list-item>
        <text:list-item>
          <text:p text:style-name="P37">Daftar Gaji</text:p>
        </text:list-item>
        <text:list-item>
          <text:p text:style-name="P37">Daftar Tunjangan</text:p>
        </text:list-item>
      </text:list>
      <text:p text:style-name="P14"/>
      <text:list xml:id="list2734555800" text:style-name="WWNum21">
        <text:list-item>
          <text:p text:style-name="P45">Investor</text:p>
        </text:list-item>
      </text:list>
      <text:list xml:id="list170802246224760" text:continue-list="list170802037612406" text:style-name="WWNum19">
        <text:list-item>
          <text:p text:style-name="P37">Data Investor</text:p>
        </text:list-item>
        <text:list-item>
          <text:p text:style-name="P37">Bentuk Investor</text:p>
        </text:list-item>
      </text:list>
      <text:list xml:id="list3106789085" text:style-name="WWNum22">
        <text:list-item>
          <text:p text:style-name="P46">Kepemilikan Saham</text:p>
        </text:list-item>
      </text:list>
      <text:list xml:id="list170802670935000" text:continue-list="list170802246224760" text:style-name="WWNum19">
        <text:list-item>
          <text:p text:style-name="P37">Periode Investasi</text:p>
        </text:list-item>
        <text:list-item>
          <text:p text:style-name="P37">Saham</text:p>
        </text:list-item>
        <text:list-item>
          <text:p text:style-name="P37">Data Investasi</text:p>
        </text:list-item>
        <text:list-item>
          <text:p text:style-name="P37">Jual Saham</text:p>
        </text:list-item>
        <text:list-item>
          <text:p text:style-name="P37">Persen Kas</text:p>
        </text:list-item>
        <text:list-item>
          <text:p text:style-name="P37">Dividen</text:p>
        </text:list-item>
      </text:list>
      <text:p text:style-name="P4"/>
      <text:p text:style-name="P4"/>
      <text:list xml:id="list3706148339" text:style-name="WWNum23">
        <text:list-item>
          <text:p text:style-name="P47">Mudharabah &amp; Musyarakah</text:p>
        </text:list-item>
      </text:list>
      <text:list xml:id="list170803218118754" text:continue-list="list170802670935000" text:style-name="WWNum19">
        <text:list-item>
          <text:p text:style-name="P37">Pelaku Investasi</text:p>
        </text:list-item>
        <text:list-item>
          <text:p text:style-name="P37">Akad</text:p>
        </text:list-item>
        <text:list-item>
          <text:p text:style-name="P37">Nisbah/Bagi Hasil</text:p>
        </text:list-item>
        <text:list-item>
          <text:p text:style-name="P37">Nisbah Per Modal</text:p>
        </text:list-item>
        <text:list-item>
          <text:p text:style-name="P37">Nisbah Per Pelaksana</text:p>
        </text:list-item>
      </text:list>
      <text:list xml:id="list170802529555356" text:continue-list="list3706148339" text:style-name="WWNum23">
        <text:list-item>
          <text:p text:style-name="P47">Laporan</text:p>
          <text:list>
            <text:list-item>
              <text:p text:style-name="P47"><text:soft-page-break/></text:p>
            </text:list-item>
          </text:list>
        </text:list-item>
        <text:list-item>
          <text:p text:style-name="P47">Donasi</text:p>
        </text:list-item>
      </text:list>
      <text:p text:style-name="P4"/>
      <text:p text:style-name="P4">job description:</text:p>
      <text:p text:style-name="P4">nama jabatan</text:p>
      <text:p text:style-name="P4">nama atasan</text:p>
      <text:p text:style-name="P4">tugas :</text:p>
      <text:p text:style-name="P4">1.</text:p>
      <text:p text:style-name="P4">2. dst</text:p>
      <text:p text:style-name="P4"/>
      <text:p text:style-name="P4"/>
      <text:list xml:id="list170802830844968" text:continue-list="list170802976390561" text:style-name="WWNum1">
        <text:list-item>
          <text:p text:style-name="P26">TECHNICAL DESIGN</text:p>
        </text:list-item>
      </text:list>
      <text:p text:style-name="P16">Daftar tabel ada di file: tabel_aturusaha.xlsx</text:p>
      <text:p text:style-name="P16">Daftar Use Case ada di folder: <text:s/>usecase_aturusaha</text:p>
      <text:p text:style-name="P16">Daftar Activity Diagram ada di folder : activity_aturusaha</text:p>
      <text:p text:style-name="P16"/>
      <text:p text:style-name="P16"/>
      <text:list xml:id="list170802049621025" text:continue-numbering="true" text:style-name="WWNum1">
        <text:list-item>
          <text:p text:style-name="P26">ARSITECKTUR REVIEW</text:p>
        </text:list-item>
      </text:list>
      <text:p text:style-name="P16">Mereview Hasilt Technical Design</text:p>
      <text:p text:style-name="P16">- Infrastruktur arsitek</text:p>
      <text:p text:style-name="P16">- Security arsitek</text:p>
      <text:p text:style-name="P16">- Depelovment arsitek</text:p>
      <text:p text:style-name="P16">- Front end arsitek</text:p>
      <text:p text:style-name="P16">Memastikan apa yg dibuat sudah baik.</text:p>
      <text:p text:style-name="P16">Topik:</text:p>
      <text:p text:style-name="P16">- performance, spek server, trafic, dll</text:p>
      <text:p text:style-name="P16">feed back, revisi lg bagian Technical design</text:p>
      <text:list xml:id="list170802561792535" text:continue-numbering="true" text:style-name="WWNum1">
        <text:list-item>
          <text:p text:style-name="P26">API SPEC</text:p>
        </text:list-item>
      </text:list>
      <text:p text:style-name="P16"><text:soft-page-break/>kesepakatan format API:</text:p>
      <text:p text:style-name="P16">Request apa, respond sprti apa</text:p>
      <text:p text:style-name="P16">jumlah API</text:p>
      <text:p text:style-name="P16">ex:</text:p>
      <text:p text:style-name="P17"><text:span text:style-name="T5">API/</text:span><text:span text:style-name="T1">Produk</text:span></text:p>
      <text:p text:style-name="P16">API/banner</text:p>
      <text:p text:style-name="P16">Format Jyson, parameter query</text:p>
      <text:p text:style-name="P4"/>
      <text:p text:style-name="P4"><text:tab/>Contoh: https://github.com/ProgrammerZamanNow/kotlin-restful-api</text:p>
      <text:p text:style-name="P4"/>
      <text:list xml:id="list170803581786942" text:continue-numbering="true" text:style-name="WWNum1">
        <text:list-item>
          <text:p text:style-name="P26">Development</text:p>
        </text:list-item>
      </text:list>
      <text:p text:style-name="P16">Backend -Front End - QA (Quality Assurance otomatis) ==&gt; semua <text:s/>based on API spec → pararel</text:p>
      <text:p text:style-name="P4"/>
      <text:p text:style-name="P4"/>
      <text:list xml:id="list170802494588538" text:continue-numbering="true" text:style-name="WWNum1">
        <text:list-item>
          <text:p text:style-name="P26">Non Product Depelyment</text:p>
        </text:list-item>
      </text:list>
      <text:p text:style-name="P16">Deploy-Qa-Staging- Sandbox</text:p>
      <text:p text:style-name="P16"><text:tab/></text:p>
      <text:p text:style-name="P16">Buat : CI/CD</text:p>
      <text:p text:style-name="P16">repo-Git</text:p>
      <text:p text:style-name="P16"/>
      <text:list xml:id="list170802639190093" text:continue-numbering="true" text:style-name="WWNum1">
        <text:list-item>
          <text:p text:style-name="P26">TESTING</text:p>
        </text:list-item>
      </text:list>
      <text:p text:style-name="P16">End to end test</text:p>
      <text:p text:style-name="P16">Performance test</text:p>
      <text:p text:style-name="P16">Security test</text:p>
      <text:p text:style-name="P16"/>
      <text:list xml:id="list170801929189333" text:continue-numbering="true" text:style-name="WWNum1">
        <text:list-item>
          <text:p text:style-name="P26">Production Deployment</text:p>
        </text:list-item>
      </text:list>
      <text:p text:style-name="P16">A/B testing</text:p>
      <text:p text:style-name="P16"><text:soft-page-break/>dll</text:p>
      <text:p text:style-name="P4"/>
      <text:p text:style-name="P4"/>
      <text:list xml:id="list170802292179142" text:continue-numbering="true" text:style-name="WWNum1">
        <text:list-item>
          <text:p text:style-name="P26">Maintenance / improvement</text:p>
        </text:list-item>
      </text:list>
      <text:p text:style-name="P16">Monitoring:</text:p>
      <text:p text:style-name="P16">total trafic</text:p>
      <text:p text:style-name="P16">total user</text:p>
      <text:p text:style-name="P16">respond time</text:p>
      <text:p text:style-name="P16">dll</text:p>
      <text:p text:style-name="P16"/>
      <text:p text:style-name="P16"/>
      <text:p text:style-name="P16"/>
      <text:p text:style-name="P16"/>
      <text:p text:style-name="P4"><text:tab/></text:p>
      <text:p text:style-name="P4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Wingdings1" style:font-family-complex="Wingdings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Wingdings1" style:font-family-complex="Wingdings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Wingdings1" style:font-family-complex="Wingdings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Wingdings1" style:font-family-complex="Wingdings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style:font-name-complex="Wingdings1" style:font-family-complex="Wingdings" style:font-family-generic-complex="system" style:font-pitch-complex="variable"/>
    </style:style>
    <style:style style:name="ListLabel_20_69" style:display-name="ListLabel 69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style:font-name-complex="Wingdings1" style:font-family-complex="Wingdings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Wingdings1" style:font-family-complex="Wingdings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Wingdings1" style:font-family-complex="Wingdings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Wingdings1" style:font-family-complex="Wingdings" style:font-family-generic-complex="system" style:font-pitch-complex="variable"/>
    </style:style>
    <style:style style:name="ListLabel_20_95" style:display-name="ListLabel 95" style:family="text">
      <style:text-properties style:font-name-complex="Wingdings1" style:font-family-complex="Wingdings" style:font-family-generic-complex="system" style:font-pitch-complex="variable"/>
    </style:style>
    <style:style style:name="ListLabel_20_96" style:display-name="ListLabel 96" style:family="text">
      <style:text-properties style:font-name-complex="Wingdings1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Wingdings1" style:font-family-complex="Wingdings" style:font-family-generic-complex="system" style:font-pitch-complex="variable"/>
    </style:style>
    <style:style style:name="ListLabel_20_98" style:display-name="ListLabel 98" style:family="text">
      <style:text-properties style:font-name-complex="Wingdings1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Wingdings1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Wingdings1" style:font-family-complex="Wingdings" style:font-family-generic-complex="system" style:font-pitch-complex="variable"/>
    </style:style>
    <style:style style:name="ListLabel_20_101" style:display-name="ListLabel 101" style:family="text">
      <style:text-properties style:font-name-complex="Wingdings1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Wingdings1" style:font-family-complex="Wingdings" style:font-family-generic-complex="system" style:font-pitch-complex="variable"/>
    </style:style>
    <style:style style:name="ListLabel_20_104" style:display-name="ListLabel 104" style:family="text">
      <style:text-properties style:font-name-complex="Wingdings1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-complex="Wingdings1" style:font-family-complex="Wingdings" style:font-family-generic-complex="system" style:font-pitch-complex="variable"/>
    </style:style>
    <style:style style:name="ListLabel_20_107" style:display-name="ListLabel 107" style:family="text">
      <style:text-properties style:font-name-complex="Wingdings1" style:font-family-complex="Wingdings" style:font-family-generic-complex="system" style:font-pitch-complex="variable"/>
    </style:style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09" style:display-name="ListLabel 109" style:family="text">
      <style:text-properties style:font-name-complex="Wingdings1" style:font-family-complex="Wingdings" style:font-family-generic-complex="system" style:font-pitch-complex="variable"/>
    </style:style>
    <style:style style:name="ListLabel_20_110" style:display-name="ListLabel 110" style:family="text">
      <style:text-properties style:font-name-complex="Wingdings1" style:font-family-complex="Wingdings" style:font-family-generic-complex="system" style:font-pitch-complex="variable"/>
    </style:style>
    <style:style style:name="ListLabel_20_111" style:display-name="ListLabel 111" style:family="text">
      <style:text-properties style:font-name-complex="Wingdings1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-complex="Wingdings1" style:font-family-complex="Wingdings" style:font-family-generic-complex="system" style:font-pitch-complex="variable"/>
    </style:style>
    <style:style style:name="ListLabel_20_113" style:display-name="ListLabel 113" style:family="text">
      <style:text-properties style:font-name-complex="Wingdings1" style:font-family-complex="Wingdings" style:font-family-generic-complex="system" style:font-pitch-complex="variable"/>
    </style:style>
    <style:style style:name="ListLabel_20_114" style:display-name="ListLabel 114" style:family="text">
      <style:text-properties style:font-name-complex="Wingdings1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Wingdings1" style:font-family-complex="Wingdings" style:font-family-generic-complex="system" style:font-pitch-complex="variable"/>
    </style:style>
    <style:style style:name="ListLabel_20_116" style:display-name="ListLabel 116" style:family="text">
      <style:text-properties style:font-name-complex="Wingdings1" style:font-family-complex="Wingdings" style:font-family-generic-complex="system" style:font-pitch-complex="variable"/>
    </style:style>
    <style:style style:name="ListLabel_20_117" style:display-name="ListLabel 117" style:family="text">
      <style:text-properties style:font-name-complex="Wingdings1" style:font-family-complex="Wingdings" style:font-family-generic-complex="system" style:font-pitch-complex="variable"/>
    </style:style>
    <style:style style:name="ListLabel_20_118" style:display-name="ListLabel 118" style:family="text">
      <style:text-properties style:font-name-complex="Wingdings1" style:font-family-complex="Wingdings" style:font-family-generic-complex="system" style:font-pitch-complex="variable"/>
    </style:style>
    <style:style style:name="ListLabel_20_119" style:display-name="ListLabel 119" style:family="text">
      <style:text-properties style:font-name-complex="Wingdings1" style:font-family-complex="Wingdings" style:font-family-generic-complex="system" style:font-pitch-complex="variable"/>
    </style:style>
    <style:style style:name="ListLabel_20_120" style:display-name="ListLabel 120" style:family="text">
      <style:text-properties style:font-name-complex="Wingdings1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-complex="Wingdings1" style:font-family-complex="Wingdings" style:font-family-generic-complex="system" style:font-pitch-complex="variable"/>
    </style:style>
    <style:style style:name="ListLabel_20_122" style:display-name="ListLabel 122" style:family="text">
      <style:text-properties style:font-name-complex="Wingdings1" style:font-family-complex="Wingdings" style:font-family-generic-complex="system" style:font-pitch-complex="variable"/>
    </style:style>
    <style:style style:name="ListLabel_20_123" style:display-name="ListLabel 123" style:family="text">
      <style:text-properties style:font-name-complex="Wingdings1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-complex="Wingdings1" style:font-family-complex="Wingdings" style:font-family-generic-complex="system" style:font-pitch-complex="variable"/>
    </style:style>
    <style:style style:name="ListLabel_20_125" style:display-name="ListLabel 125" style:family="text">
      <style:text-properties style:font-name-complex="Wingdings1" style:font-family-complex="Wingdings" style:font-family-generic-complex="system" style:font-pitch-complex="variable"/>
    </style:style>
    <style:style style:name="ListLabel_20_126" style:display-name="ListLabel 126" style:family="text">
      <style:text-properties style:font-name-complex="Wingdings1" style:font-family-complex="Wingdings" style:font-family-generic-complex="system" style:font-pitch-complex="variable"/>
    </style:style>
    <style:style style:name="ListLabel_20_127" style:display-name="ListLabel 127" style:family="text">
      <style:text-properties style:font-name-complex="Wingdings1" style:font-family-complex="Wingdings" style:font-family-generic-complex="system" style:font-pitch-complex="variable"/>
    </style:style>
    <style:style style:name="ListLabel_20_128" style:display-name="ListLabel 128" style:family="text">
      <style:text-properties style:font-name-complex="Wingdings1" style:font-family-complex="Wingdings" style:font-family-generic-complex="system" style:font-pitch-complex="variable"/>
    </style:style>
    <style:style style:name="ListLabel_20_129" style:display-name="ListLabel 129" style:family="text">
      <style:text-properties style:font-name-complex="Wingdings1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-complex="Wingdings1" style:font-family-complex="Wingdings" style:font-family-generic-complex="system" style:font-pitch-complex="variable"/>
    </style:style>
    <style:style style:name="ListLabel_20_131" style:display-name="ListLabel 131" style:family="text">
      <style:text-properties style:font-name-complex="Wingdings1" style:font-family-complex="Wingdings" style:font-family-generic-complex="system" style:font-pitch-complex="variable"/>
    </style:style>
    <style:style style:name="ListLabel_20_132" style:display-name="ListLabel 132" style:family="text">
      <style:text-properties style:font-name-complex="Wingdings1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complex="Wingdings1" style:font-family-complex="Wingdings" style:font-family-generic-complex="system" style:font-pitch-complex="variable"/>
    </style:style>
    <style:style style:name="ListLabel_20_134" style:display-name="ListLabel 134" style:family="text">
      <style:text-properties style:font-name-complex="Wingdings1" style:font-family-complex="Wingdings" style:font-family-generic-complex="system" style:font-pitch-complex="variable"/>
    </style:style>
    <style:style style:name="ListLabel_20_135" style:display-name="ListLabel 135" style:family="text">
      <style:text-properties style:font-name-complex="Wingdings1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-complex="Wingdings1" style:font-family-complex="Wingdings" style:font-family-generic-complex="system" style:font-pitch-complex="variable"/>
    </style:style>
    <style:style style:name="ListLabel_20_137" style:display-name="ListLabel 137" style:family="text">
      <style:text-properties style:font-name-complex="Wingdings1" style:font-family-complex="Wingdings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Wingdings1" style:font-family-complex="Wingdings" style:font-family-generic-complex="system" style:font-pitch-complex="variable"/>
    </style:style>
    <style:style style:name="ListLabel_20_140" style:display-name="ListLabel 140" style:family="text">
      <style:text-properties style:font-name-complex="Wingdings1" style:font-family-complex="Wingdings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-complex="Wingdings1" style:font-family-complex="Wingdings" style:font-family-generic-complex="system" style:font-pitch-complex="variable"/>
    </style:style>
    <style:style style:name="ListLabel_20_143" style:display-name="ListLabel 143" style:family="text">
      <style:text-properties style:font-name-complex="Wingdings1" style:font-family-complex="Wingdings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-complex="Wingdings1" style:font-family-complex="Wingdings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Wingdings1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-complex="OpenSymbol2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2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Symbol1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complex="OpenSymbol2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2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Symbol1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complex="OpenSymbol2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2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-complex="Wingdings1" style:font-family-complex="Wingdings" style:font-family-generic-complex="system" style:font-pitch-complex="variable"/>
    </style:style>
    <style:style style:name="ListLabel_20_164" style:display-name="ListLabel 164" style:family="text">
      <style:text-properties style:font-name-complex="Wingdings1" style:font-family-complex="Wingdings" style:font-family-generic-complex="system" style:font-pitch-complex="variable"/>
    </style:style>
    <style:style style:name="ListLabel_20_165" style:display-name="ListLabel 165" style:family="text">
      <style:text-properties style:font-name-complex="Wingdings1" style:font-family-complex="Wingdings" style:font-family-generic-complex="system" style:font-pitch-complex="variable"/>
    </style:style>
    <style:style style:name="ListLabel_20_166" style:display-name="ListLabel 166" style:family="text">
      <style:text-properties style:font-name-complex="Wingdings1" style:font-family-complex="Wingdings" style:font-family-generic-complex="system" style:font-pitch-complex="variable"/>
    </style:style>
    <style:style style:name="ListLabel_20_167" style:display-name="ListLabel 167" style:family="text">
      <style:text-properties style:font-name-complex="Wingdings1" style:font-family-complex="Wingdings" style:font-family-generic-complex="system" style:font-pitch-complex="variable"/>
    </style:style>
    <style:style style:name="ListLabel_20_168" style:display-name="ListLabel 168" style:family="text">
      <style:text-properties style:font-name-complex="Wingdings1" style:font-family-complex="Wingdings" style:font-family-generic-complex="system" style:font-pitch-complex="variable"/>
    </style:style>
    <style:style style:name="ListLabel_20_169" style:display-name="ListLabel 169" style:family="text">
      <style:text-properties style:font-name-complex="Wingdings1" style:font-family-complex="Wingdings" style:font-family-generic-complex="system" style:font-pitch-complex="variable"/>
    </style:style>
    <style:style style:name="ListLabel_20_170" style:display-name="ListLabel 170" style:family="text">
      <style:text-properties style:font-name-complex="Wingdings1" style:font-family-complex="Wingdings" style:font-family-generic-complex="system" style:font-pitch-complex="variable"/>
    </style:style>
    <style:style style:name="ListLabel_20_171" style:display-name="ListLabel 171" style:family="text">
      <style:text-properties style:font-name-complex="Wingdings1" style:font-family-complex="Wingdings" style:font-family-generic-complex="system" style:font-pitch-complex="variable"/>
    </style:style>
    <style:style style:name="ListLabel_20_172" style:display-name="ListLabel 172" style:family="text">
      <style:text-properties style:font-name-complex="Wingdings1" style:font-family-complex="Wingdings" style:font-family-generic-complex="system" style:font-pitch-complex="variable"/>
    </style:style>
    <style:style style:name="ListLabel_20_173" style:display-name="ListLabel 173" style:family="text">
      <style:text-properties style:font-name-complex="Wingdings1" style:font-family-complex="Wingdings" style:font-family-generic-complex="system" style:font-pitch-complex="variable"/>
    </style:style>
    <style:style style:name="ListLabel_20_174" style:display-name="ListLabel 174" style:family="text">
      <style:text-properties style:font-name-complex="Wingdings1" style:font-family-complex="Wingdings" style:font-family-generic-complex="system" style:font-pitch-complex="variable"/>
    </style:style>
    <style:style style:name="ListLabel_20_175" style:display-name="ListLabel 175" style:family="text">
      <style:text-properties style:font-name-complex="Wingdings1" style:font-family-complex="Wingdings" style:font-family-generic-complex="system" style:font-pitch-complex="variable"/>
    </style:style>
    <style:style style:name="ListLabel_20_176" style:display-name="ListLabel 176" style:family="text">
      <style:text-properties style:font-name-complex="Wingdings1" style:font-family-complex="Wingdings" style:font-family-generic-complex="system" style:font-pitch-complex="variable"/>
    </style:style>
    <style:style style:name="ListLabel_20_177" style:display-name="ListLabel 177" style:family="text">
      <style:text-properties style:font-name-complex="Wingdings1" style:font-family-complex="Wingdings" style:font-family-generic-complex="system" style:font-pitch-complex="variable"/>
    </style:style>
    <style:style style:name="ListLabel_20_178" style:display-name="ListLabel 178" style:family="text">
      <style:text-properties style:font-name-complex="Wingdings1" style:font-family-complex="Wingdings" style:font-family-generic-complex="system" style:font-pitch-complex="variable"/>
    </style:style>
    <style:style style:name="ListLabel_20_179" style:display-name="ListLabel 179" style:family="text">
      <style:text-properties style:font-name-complex="Wingdings1" style:font-family-complex="Wingdings" style:font-family-generic-complex="system" style:font-pitch-complex="variable"/>
    </style:style>
    <style:style style:name="ListLabel_20_180" style:display-name="ListLabel 180" style:family="text">
      <style:text-properties style:font-name-complex="Wingdings1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-complex="Wingdings1" style:font-family-complex="Wingdings" style:font-family-generic-complex="system" style:font-pitch-complex="variable"/>
    </style:style>
    <style:style style:name="ListLabel_20_182" style:display-name="ListLabel 182" style:family="text">
      <style:text-properties style:font-name-complex="Wingdings1" style:font-family-complex="Wingdings" style:font-family-generic-complex="system" style:font-pitch-complex="variable"/>
    </style:style>
    <style:style style:name="ListLabel_20_183" style:display-name="ListLabel 183" style:family="text">
      <style:text-properties style:font-name-complex="Wingdings1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Wingdings1" style:font-family-complex="Wingdings" style:font-family-generic-complex="system" style:font-pitch-complex="variable"/>
    </style:style>
    <style:style style:name="ListLabel_20_185" style:display-name="ListLabel 185" style:family="text">
      <style:text-properties style:font-name-complex="Wingdings1" style:font-family-complex="Wingdings" style:font-family-generic-complex="system" style:font-pitch-complex="variable"/>
    </style:style>
    <style:style style:name="ListLabel_20_186" style:display-name="ListLabel 186" style:family="text">
      <style:text-properties style:font-name-complex="Wingdings1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-complex="Wingdings1" style:font-family-complex="Wingdings" style:font-family-generic-complex="system" style:font-pitch-complex="variable"/>
    </style:style>
    <style:style style:name="ListLabel_20_188" style:display-name="ListLabel 188" style:family="text">
      <style:text-properties style:font-name-complex="Wingdings1" style:font-family-complex="Wingdings" style:font-family-generic-complex="system" style:font-pitch-complex="variable"/>
    </style:style>
    <style:style style:name="ListLabel_20_189" style:display-name="ListLabel 189" style:family="text">
      <style:text-properties style:font-name-complex="Wingdings1" style:font-family-complex="Wingdings" style:font-family-generic-complex="system" style:font-pitch-complex="variable"/>
    </style:style>
    <style:style style:name="ListLabel_20_190" style:display-name="ListLabel 190" style:family="text">
      <style:text-properties style:font-name-complex="Wingdings1" style:font-family-complex="Wingdings" style:font-family-generic-complex="system" style:font-pitch-complex="variable"/>
    </style:style>
    <style:style style:name="ListLabel_20_191" style:display-name="ListLabel 191" style:family="text">
      <style:text-properties style:font-name-complex="Wingdings1" style:font-family-complex="Wingdings" style:font-family-generic-complex="system" style:font-pitch-complex="variable"/>
    </style:style>
    <style:style style:name="ListLabel_20_192" style:display-name="ListLabel 192" style:family="text">
      <style:text-properties style:font-name-complex="Wingdings1" style:font-family-complex="Wingdings" style:font-family-generic-complex="system" style:font-pitch-complex="variable"/>
    </style:style>
    <style:style style:name="ListLabel_20_193" style:display-name="ListLabel 193" style:family="text">
      <style:text-properties style:font-name-complex="Wingdings1" style:font-family-complex="Wingdings" style:font-family-generic-complex="system" style:font-pitch-complex="variable"/>
    </style:style>
    <style:style style:name="ListLabel_20_194" style:display-name="ListLabel 194" style:family="text">
      <style:text-properties style:font-name-complex="Wingdings1" style:font-family-complex="Wingdings" style:font-family-generic-complex="system" style:font-pitch-complex="variable"/>
    </style:style>
    <style:style style:name="ListLabel_20_195" style:display-name="ListLabel 195" style:family="text">
      <style:text-properties style:font-name-complex="Wingdings1" style:font-family-complex="Wingdings" style:font-family-generic-complex="system" style:font-pitch-complex="variable"/>
    </style:style>
    <style:style style:name="ListLabel_20_196" style:display-name="ListLabel 196" style:family="text">
      <style:text-properties style:font-name-complex="Wingdings1" style:font-family-complex="Wingdings" style:font-family-generic-complex="system" style:font-pitch-complex="variable"/>
    </style:style>
    <style:style style:name="ListLabel_20_197" style:display-name="ListLabel 197" style:family="text">
      <style:text-properties style:font-name-complex="Wingdings1" style:font-family-complex="Wingdings" style:font-family-generic-complex="system" style:font-pitch-complex="variable"/>
    </style:style>
    <style:style style:name="ListLabel_20_198" style:display-name="ListLabel 198" style:family="text">
      <style:text-properties style:font-name-complex="Wingdings1" style:font-family-complex="Wingdings" style:font-family-generic-complex="system" style:font-pitch-complex="variable"/>
    </style:style>
    <style:style style:name="ListLabel_20_199" style:display-name="ListLabel 199" style:family="text">
      <style:text-properties style:font-name-complex="Courier New1" style:font-family-complex="'Courier New'" style:font-family-generic-complex="system" style:font-pitch-complex="variable"/>
    </style:style>
    <style:style style:name="ListLabel_20_200" style:display-name="ListLabel 200" style:family="text">
      <style:text-properties style:font-name-complex="Courier New1" style:font-family-complex="'Courier New'" style:font-family-generic-complex="system" style:font-pitch-complex="variable"/>
    </style:style>
    <style:style style:name="ListLabel_20_201" style:display-name="ListLabel 201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style:font-name="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style:font-name="OpenSymbo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style:font-name="OpenSymbol1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style:font-name="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style:font-name="OpenSymbol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style:font-name="OpenSymbol1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style:font-name="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  <style:text-properties style:font-name="OpenSymbol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style:font-name="Symbol"/>
      </text:list-level-style-bullet>
      <text:list-level-style-bullet text:level="2" text:style-name="ListLabel_20_11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style:font-name="OpenSymbol1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style:font-name="OpenSymbol1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style:font-name="Symbol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style:font-name="OpenSymbol1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style:font-name="OpenSymbol1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style:font-name="Symbol"/>
      </text:list-level-style-bullet>
      <text:list-level-style-bullet text:level="8" text:style-name="ListLabel_20_17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  <style:text-properties style:font-name="OpenSymbol1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style:font-name="Symbol"/>
      </text:list-level-style-bullet>
      <text:list-level-style-bullet text:level="2" text:style-name="ListLabel_20_20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style:font-name="OpenSymbol1"/>
      </text:list-level-style-bullet>
      <text:list-level-style-bullet text:level="3" text:style-name="ListLabel_20_21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style:font-name="OpenSymbol1"/>
      </text:list-level-style-bullet>
      <text:list-level-style-bullet text:level="4" text:style-name="ListLabel_20_22" text:bullet-char="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style:font-name="Symbol"/>
      </text:list-level-style-bullet>
      <text:list-level-style-bullet text:level="5" text:style-name="ListLabel_20_23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style:font-name="OpenSymbol1"/>
      </text:list-level-style-bullet>
      <text:list-level-style-bullet text:level="6" text:style-name="ListLabel_20_24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style:font-name="OpenSymbol1"/>
      </text:list-level-style-bullet>
      <text:list-level-style-bullet text:level="7" text:style-name="ListLabel_20_25" text:bullet-char="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style:font-name="Symbol"/>
      </text:list-level-style-bullet>
      <text:list-level-style-bullet text:level="8" text:style-name="ListLabel_20_26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  <style:text-properties style:font-name="OpenSymbol1"/>
      </text:list-level-style-bullet>
      <text:list-level-style-bullet text:level="9" text:style-name="ListLabel_20_27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text:bullet-char="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style:font-name="Symbol"/>
      </text:list-level-style-bullet>
      <text:list-level-style-bullet text:level="2" text:style-name="ListLabel_20_29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style:font-name="OpenSymbol1"/>
      </text:list-level-style-bullet>
      <text:list-level-style-bullet text:level="3" text:style-name="ListLabel_20_30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style:font-name="OpenSymbol1"/>
      </text:list-level-style-bullet>
      <text:list-level-style-bullet text:level="4" text:style-name="ListLabel_20_31" text:bullet-char="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style:font-name="Symbol"/>
      </text:list-level-style-bullet>
      <text:list-level-style-bullet text:level="5" text:style-name="ListLabel_20_32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style:font-name="OpenSymbol1"/>
      </text:list-level-style-bullet>
      <text:list-level-style-bullet text:level="6" text:style-name="ListLabel_20_33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style:font-name="OpenSymbol1"/>
      </text:list-level-style-bullet>
      <text:list-level-style-bullet text:level="7" text:style-name="ListLabel_20_34" text:bullet-char="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style:font-name="Symbol"/>
      </text:list-level-style-bullet>
      <text:list-level-style-bullet text:level="8" text:style-name="ListLabel_20_35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  <style:text-properties style:font-name="OpenSymbol1"/>
      </text:list-level-style-bullet>
      <text:list-level-style-bullet text:level="9" text:style-name="ListLabel_20_36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text:bullet-char="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style:font-name="Symbol"/>
      </text:list-level-style-bullet>
      <text:list-level-style-bullet text:level="2" text:style-name="ListLabel_20_38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style:font-name="OpenSymbol1"/>
      </text:list-level-style-bullet>
      <text:list-level-style-bullet text:level="3" text:style-name="ListLabel_20_39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style:font-name="OpenSymbol1"/>
      </text:list-level-style-bullet>
      <text:list-level-style-bullet text:level="4" text:style-name="ListLabel_20_40" text:bullet-char="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style:font-name="Symbol"/>
      </text:list-level-style-bullet>
      <text:list-level-style-bullet text:level="5" text:style-name="ListLabel_20_41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style:font-name="OpenSymbol1"/>
      </text:list-level-style-bullet>
      <text:list-level-style-bullet text:level="6" text:style-name="ListLabel_20_42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style:font-name="OpenSymbol1"/>
      </text:list-level-style-bullet>
      <text:list-level-style-bullet text:level="7" text:style-name="ListLabel_20_43" text:bullet-char="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style:font-name="Symbol"/>
      </text:list-level-style-bullet>
      <text:list-level-style-bullet text:level="8" text:style-name="ListLabel_20_44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  <style:text-properties style:font-name="OpenSymbol1"/>
      </text:list-level-style-bullet>
      <text:list-level-style-bullet text:level="9" text:style-name="ListLabel_20_45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text:bullet-char="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style:font-name="Symbol"/>
      </text:list-level-style-bullet>
      <text:list-level-style-bullet text:level="2" text:style-name="ListLabel_20_47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style:font-name="OpenSymbol1"/>
      </text:list-level-style-bullet>
      <text:list-level-style-bullet text:level="3" text:style-name="ListLabel_20_48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style:font-name="OpenSymbol1"/>
      </text:list-level-style-bullet>
      <text:list-level-style-bullet text:level="4" text:style-name="ListLabel_20_49" text:bullet-char="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style:font-name="Symbol"/>
      </text:list-level-style-bullet>
      <text:list-level-style-bullet text:level="5" text:style-name="ListLabel_20_50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style:font-name="OpenSymbol1"/>
      </text:list-level-style-bullet>
      <text:list-level-style-bullet text:level="6" text:style-name="ListLabel_20_51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style:font-name="OpenSymbol1"/>
      </text:list-level-style-bullet>
      <text:list-level-style-bullet text:level="7" text:style-name="ListLabel_20_52" text:bullet-char="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style:font-name="Symbol"/>
      </text:list-level-style-bullet>
      <text:list-level-style-bullet text:level="8" text:style-name="ListLabel_20_53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  <style:text-properties style:font-name="OpenSymbol1"/>
      </text:list-level-style-bullet>
      <text:list-level-style-bullet text:level="9" text:style-name="ListLabel_20_54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56" text:bullet-char="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57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59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60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61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62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63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text:bullet-char="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2" text:style-name="ListLabel_20_65" text:bullet-char="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3" text:style-name="ListLabel_20_66" text:bullet-char="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ListLabel_20_67" text:bullet-char="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5" text:style-name="ListLabel_20_68" text:bullet-char="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9" text:bullet-char="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70" text:bullet-char="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8" text:style-name="ListLabel_20_71" text:bullet-char="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9" text:style-name="ListLabel_20_72" text:bullet-char="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74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75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77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78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79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80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81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2" text:bullet-char="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2" text:style-name="ListLabel_20_83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3" text:style-name="ListLabel_20_84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4" text:style-name="ListLabel_20_85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86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6" text:style-name="ListLabel_20_87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7" text:style-name="ListLabel_20_88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8" text:style-name="ListLabel_20_89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1"/>
      </text:list-level-style-bullet>
      <text:list-level-style-bullet text:level="9" text:style-name="ListLabel_20_90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91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92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93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94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95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96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97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98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99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0" text:bullet-char="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2" text:style-name="ListLabel_20_101" text:bullet-char="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3" text:style-name="ListLabel_20_102" text:bullet-char="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ListLabel_20_103" text:bullet-char="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04" text:bullet-char="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6" text:style-name="ListLabel_20_105" text:bullet-char="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7" text:style-name="ListLabel_20_106" text:bullet-char="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8" text:style-name="ListLabel_20_107" text:bullet-char="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9" text:style-name="ListLabel_20_108" text:bullet-char="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09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110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111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12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113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114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115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116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117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18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119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120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21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122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123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124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125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126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27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128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129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0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131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132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133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134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135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36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137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138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9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140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141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142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143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144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45" text:bullet-char="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2" text:style-name="ListLabel_20_146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3" text:style-name="ListLabel_20_147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4" text:style-name="ListLabel_20_148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49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6" text:style-name="ListLabel_20_150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7" text:style-name="ListLabel_20_151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8" text:style-name="ListLabel_20_152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1"/>
      </text:list-level-style-bullet>
      <text:list-level-style-bullet text:level="9" text:style-name="ListLabel_20_153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54" text:bullet-char="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2" text:style-name="ListLabel_20_155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3" text:style-name="ListLabel_20_156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4" text:style-name="ListLabel_20_157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58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6" text:style-name="ListLabel_20_159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7" text:style-name="ListLabel_20_160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8" text:style-name="ListLabel_20_161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1"/>
      </text:list-level-style-bullet>
      <text:list-level-style-bullet text:level="9" text:style-name="ListLabel_20_162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63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164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165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66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167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168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169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170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171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72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173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174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75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176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177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178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179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180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81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182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183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84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185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186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187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188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189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0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191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192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93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194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195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196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197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198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9898in"/>
        </style:list-level-properties>
        <style:text-properties style:font-name="Symbol"/>
      </text:list-level-style-bullet>
      <text:list-level-style-bullet text:level="2" text:style-name="ListLabel_20_199" text:bullet-char="o">
        <style:list-level-properties text:list-level-position-and-space-mode="label-alignment">
          <style:list-level-label-alignment text:label-followed-by="listtab" fo:text-indent="-0.25in" fo:margin-left="1.4898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898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898in"/>
        </style:list-level-properties>
        <style:text-properties style:font-name="Symbol"/>
      </text:list-level-style-bullet>
      <text:list-level-style-bullet text:level="5" text:style-name="ListLabel_20_200" text:bullet-char="o">
        <style:list-level-properties text:list-level-position-and-space-mode="label-alignment">
          <style:list-level-label-alignment text:label-followed-by="listtab" fo:text-indent="-0.25in" fo:margin-left="2.9898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898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898in"/>
        </style:list-level-properties>
        <style:text-properties style:font-name="Symbol"/>
      </text:list-level-style-bullet>
      <text:list-level-style-bullet text:level="8" text:style-name="ListLabel_20_201" text:bullet-char="o">
        <style:list-level-properties text:list-level-position-and-space-mode="label-alignment">
          <style:list-level-label-alignment text:label-followed-by="listtab" fo:text-indent="-0.25in" fo:margin-left="4.4898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8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4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162</meta:editing-cycles>
    <meta:creation-date>2020-12-04T10:11:00</meta:creation-date>
    <dc:date>2020-12-15T17:08:01.275284584</dc:date>
    <dc:language>en-US</dc:language>
    <meta:editing-duration>PT16H36M35S</meta:editing-duration>
    <meta:generator>LibreOffice/6.4.6.2$Linux_X86_64 LibreOffice_project/40$Build-2</meta:generator>
    <meta:document-statistic meta:table-count="0" meta:image-count="0" meta:object-count="0" meta:page-count="15" meta:paragraph-count="290" meta:word-count="1253" meta:character-count="8013" meta:non-whitespace-character-count="716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